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Pericles" svg:font-family="Pericles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2" style:family="table">
      <style:table-properties style:width="4.0417in" table:align="left"/>
    </style:style>
    <style:style style:name="Table12.A" style:family="table-column">
      <style:table-column-properties style:column-width="0.9361in"/>
    </style:style>
    <style:style style:name="Table12.B" style:family="table-column">
      <style:table-column-properties style:column-width="3.1056in"/>
    </style:style>
    <style:style style:name="Table12.A1" style:family="table-cell">
      <style:table-cell-properties style:vertical-align="bottom" fo:padding="0.0382in" fo:border-left="0.05pt solid #000000" fo:border-right="none" fo:border-top="0.05pt solid #000000" fo:border-bottom="none"/>
    </style:style>
    <style:style style:name="Table12.B1" style:family="table-cell">
      <style:table-cell-properties fo:padding="0.0382in" fo:border-left="none" fo:border-right="0.05pt solid #000000" fo:border-top="0.05pt solid #000000" fo:border-bottom="none"/>
    </style:style>
    <style:style style:name="Table12.A2" style:family="table-cell">
      <style:table-cell-properties fo:padding="0.0382in" fo:border-left="0.05pt solid #000000" fo:border-right="none" fo:border-top="none" fo:border-bottom="none"/>
    </style:style>
    <style:style style:name="Table12.B2" style:family="table-cell">
      <style:table-cell-properties fo:padding="0.0382in" fo:border-left="none" fo:border-right="0.05pt solid #000000" fo:border-top="none" fo:border-bottom="none"/>
    </style:style>
    <style:style style:name="Table12.A3" style:family="table-cell">
      <style:table-cell-properties fo:padding="0.0382in" fo:border-left="0.05pt solid #000000" fo:border-right="none" fo:border-top="none" fo:border-bottom="0.05pt solid #000000"/>
    </style:style>
    <style:style style:name="Table12.B3" style:family="table-cell">
      <style:table-cell-properties fo:padding="0.0382in" fo:border-left="none" fo:border-right="0.05pt solid #000000" fo:border-top="none" fo:border-bottom="0.05pt solid #000000"/>
    </style:style>
    <style:style style:name="Table14" style:family="table">
      <style:table-properties style:width="4.0417in" table:align="left"/>
    </style:style>
    <style:style style:name="Table14.A" style:family="table-column">
      <style:table-column-properties style:column-width="0.9361in"/>
    </style:style>
    <style:style style:name="Table14.B" style:family="table-column">
      <style:table-column-properties style:column-width="3.1056in"/>
    </style:style>
    <style:style style:name="Table14.A1" style:family="table-cell">
      <style:table-cell-properties style:vertical-align="bottom" fo:padding="0.0382in" fo:border-left="0.05pt solid #000000" fo:border-right="none" fo:border-top="0.05pt solid #000000" fo:border-bottom="none"/>
    </style:style>
    <style:style style:name="Table14.B1" style:family="table-cell">
      <style:table-cell-properties fo:padding="0.0382in" fo:border-left="none" fo:border-right="0.05pt solid #000000" fo:border-top="0.05pt solid #000000" fo:border-bottom="none"/>
    </style:style>
    <style:style style:name="Table14.A2" style:family="table-cell">
      <style:table-cell-properties fo:padding="0.0382in" fo:border-left="0.05pt solid #000000" fo:border-right="none" fo:border-top="none" fo:border-bottom="none"/>
    </style:style>
    <style:style style:name="Table14.B2" style:family="table-cell">
      <style:table-cell-properties fo:padding="0.0382in" fo:border-left="none" fo:border-right="0.05pt solid #000000" fo:border-top="none" fo:border-bottom="none"/>
    </style:style>
    <style:style style:name="Table14.A3" style:family="table-cell">
      <style:table-cell-properties fo:padding="0.0382in" fo:border-left="0.05pt solid #000000" fo:border-right="none" fo:border-top="none" fo:border-bottom="0.05pt solid #000000"/>
    </style:style>
    <style:style style:name="Table14.B3" style:family="table-cell">
      <style:table-cell-properties fo:padding="0.0382in" fo:border-left="none" fo:border-right="0.05pt solid #000000" fo:border-top="none" fo:border-bottom="0.05pt solid #000000"/>
    </style:style>
    <style:style style:name="Table15" style:family="table">
      <style:table-properties style:width="4.0417in" table:align="left"/>
    </style:style>
    <style:style style:name="Table15.A" style:family="table-column">
      <style:table-column-properties style:column-width="0.9361in"/>
    </style:style>
    <style:style style:name="Table15.B" style:family="table-column">
      <style:table-column-properties style:column-width="3.1056in"/>
    </style:style>
    <style:style style:name="Table15.A1" style:family="table-cell">
      <style:table-cell-properties style:vertical-align="bottom" fo:padding="0.0382in" fo:border-left="0.05pt solid #000000" fo:border-right="none" fo:border-top="0.05pt solid #000000" fo:border-bottom="none"/>
    </style:style>
    <style:style style:name="Table15.B1" style:family="table-cell">
      <style:table-cell-properties fo:padding="0.0382in" fo:border-left="none" fo:border-right="0.05pt solid #000000" fo:border-top="0.05pt solid #000000" fo:border-bottom="none"/>
    </style:style>
    <style:style style:name="Table15.A2" style:family="table-cell">
      <style:table-cell-properties fo:padding="0.0382in" fo:border-left="0.05pt solid #000000" fo:border-right="none" fo:border-top="none" fo:border-bottom="none"/>
    </style:style>
    <style:style style:name="Table15.B2" style:family="table-cell">
      <style:table-cell-properties fo:padding="0.0382in" fo:border-left="none" fo:border-right="0.05pt solid #000000" fo:border-top="none" fo:border-bottom="none"/>
    </style:style>
    <style:style style:name="Table15.A3" style:family="table-cell">
      <style:table-cell-properties fo:padding="0.0382in" fo:border-left="0.05pt solid #000000" fo:border-right="none" fo:border-top="none" fo:border-bottom="0.05pt solid #000000"/>
    </style:style>
    <style:style style:name="Table15.B3" style:family="table-cell">
      <style:table-cell-properties fo:padding="0.0382in" fo:border-left="none" fo:border-right="0.05pt solid #000000" fo:border-top="none" fo:border-bottom="0.05pt solid #000000"/>
    </style:style>
    <style:style style:name="Table13" style:family="table">
      <style:table-properties style:width="4.0417in" table:align="left"/>
    </style:style>
    <style:style style:name="Table13.A" style:family="table-column">
      <style:table-column-properties style:column-width="0.9361in"/>
    </style:style>
    <style:style style:name="Table13.B" style:family="table-column">
      <style:table-column-properties style:column-width="3.1056in"/>
    </style:style>
    <style:style style:name="Table13.A1" style:family="table-cell">
      <style:table-cell-properties style:vertical-align="bottom" fo:padding="0.0382in" fo:border-left="0.05pt solid #000000" fo:border-right="none" fo:border-top="0.05pt solid #000000" fo:border-bottom="none"/>
    </style:style>
    <style:style style:name="Table13.B1" style:family="table-cell">
      <style:table-cell-properties fo:padding="0.0382in" fo:border-left="none" fo:border-right="0.05pt solid #000000" fo:border-top="0.05pt solid #000000" fo:border-bottom="none"/>
    </style:style>
    <style:style style:name="Table13.A2" style:family="table-cell">
      <style:table-cell-properties fo:padding="0.0382in" fo:border-left="0.05pt solid #000000" fo:border-right="none" fo:border-top="none" fo:border-bottom="none"/>
    </style:style>
    <style:style style:name="Table13.B2" style:family="table-cell">
      <style:table-cell-properties fo:padding="0.0382in" fo:border-left="none" fo:border-right="0.05pt solid #000000" fo:border-top="none" fo:border-bottom="none"/>
    </style:style>
    <style:style style:name="Table13.A3" style:family="table-cell">
      <style:table-cell-properties fo:padding="0.0382in" fo:border-left="0.05pt solid #000000" fo:border-right="none" fo:border-top="none" fo:border-bottom="0.05pt solid #000000"/>
    </style:style>
    <style:style style:name="Table13.B3" style:family="table-cell">
      <style:table-cell-properties fo:padding="0.0382in" fo:border-left="none" fo:border-right="0.05pt solid #000000" fo:border-top="none" fo:border-bottom="0.05pt solid #000000"/>
    </style:style>
    <style:style style:name="Table8" style:family="table">
      <style:table-properties style:width="4.0417in" table:align="left"/>
    </style:style>
    <style:style style:name="Table8.A" style:family="table-column">
      <style:table-column-properties style:column-width="0.9361in"/>
    </style:style>
    <style:style style:name="Table8.B" style:family="table-column">
      <style:table-column-properties style:column-width="3.1056in"/>
    </style:style>
    <style:style style:name="Table8.A1" style:family="table-cell">
      <style:table-cell-properties style:vertical-align="bottom" fo:padding="0.0382in" fo:border-left="0.05pt solid #000000" fo:border-right="none" fo:border-top="0.05pt solid #000000" fo:border-bottom="none"/>
    </style:style>
    <style:style style:name="Table8.B1" style:family="table-cell">
      <style:table-cell-properties fo:padding="0.0382in" fo:border-left="none" fo:border-right="0.05pt solid #000000" fo:border-top="0.05pt solid #000000" fo:border-bottom="none"/>
    </style:style>
    <style:style style:name="Table8.A2" style:family="table-cell">
      <style:table-cell-properties fo:padding="0.0382in" fo:border-left="0.05pt solid #000000" fo:border-right="none" fo:border-top="none" fo:border-bottom="none"/>
    </style:style>
    <style:style style:name="Table8.B2" style:family="table-cell">
      <style:table-cell-properties fo:padding="0.0382in" fo:border-left="none" fo:border-right="0.05pt solid #000000" fo:border-top="none" fo:border-bottom="none"/>
    </style:style>
    <style:style style:name="Table8.A3" style:family="table-cell">
      <style:table-cell-properties fo:padding="0.0382in" fo:border-left="0.05pt solid #000000" fo:border-right="none" fo:border-top="none" fo:border-bottom="0.05pt solid #000000"/>
    </style:style>
    <style:style style:name="Table8.B3" style:family="table-cell">
      <style:table-cell-properties fo:padding="0.0382in" fo:border-left="none" fo:border-right="0.05pt solid #000000" fo:border-top="none" fo:border-bottom="0.05pt solid #000000"/>
    </style:style>
    <style:style style:name="Table11" style:family="table">
      <style:table-properties style:width="4.0417in" table:align="left"/>
    </style:style>
    <style:style style:name="Table11.A" style:family="table-column">
      <style:table-column-properties style:column-width="0.9361in"/>
    </style:style>
    <style:style style:name="Table11.B" style:family="table-column">
      <style:table-column-properties style:column-width="3.1056in"/>
    </style:style>
    <style:style style:name="Table11.A1" style:family="table-cell">
      <style:table-cell-properties style:vertical-align="bottom" fo:padding="0.0382in" fo:border-left="0.05pt solid #000000" fo:border-right="none" fo:border-top="0.05pt solid #000000" fo:border-bottom="none"/>
    </style:style>
    <style:style style:name="Table11.B1" style:family="table-cell">
      <style:table-cell-properties fo:padding="0.0382in" fo:border-left="none" fo:border-right="0.05pt solid #000000" fo:border-top="0.05pt solid #000000" fo:border-bottom="none"/>
    </style:style>
    <style:style style:name="Table11.A2" style:family="table-cell">
      <style:table-cell-properties fo:padding="0.0382in" fo:border-left="0.05pt solid #000000" fo:border-right="none" fo:border-top="none" fo:border-bottom="none"/>
    </style:style>
    <style:style style:name="Table11.B2" style:family="table-cell">
      <style:table-cell-properties fo:padding="0.0382in" fo:border-left="none" fo:border-right="0.05pt solid #000000" fo:border-top="none" fo:border-bottom="none"/>
    </style:style>
    <style:style style:name="Table11.A3" style:family="table-cell">
      <style:table-cell-properties fo:padding="0.0382in" fo:border-left="0.05pt solid #000000" fo:border-right="none" fo:border-top="none" fo:border-bottom="0.05pt solid #000000"/>
    </style:style>
    <style:style style:name="Table11.B3" style:family="table-cell">
      <style:table-cell-properties fo:padding="0.0382in" fo:border-left="none" fo:border-right="0.05pt solid #000000" fo:border-top="none" fo:border-bottom="0.05pt solid #000000"/>
    </style:style>
    <style:style style:name="Table10" style:family="table">
      <style:table-properties style:width="4.0417in" table:align="left"/>
    </style:style>
    <style:style style:name="Table10.A" style:family="table-column">
      <style:table-column-properties style:column-width="0.9361in"/>
    </style:style>
    <style:style style:name="Table10.B" style:family="table-column">
      <style:table-column-properties style:column-width="3.1056in"/>
    </style:style>
    <style:style style:name="Table10.A1" style:family="table-cell">
      <style:table-cell-properties style:vertical-align="bottom" fo:padding="0.0382in" fo:border-left="0.05pt solid #000000" fo:border-right="none" fo:border-top="0.05pt solid #000000" fo:border-bottom="none"/>
    </style:style>
    <style:style style:name="Table10.B1" style:family="table-cell">
      <style:table-cell-properties fo:padding="0.0382in" fo:border-left="none" fo:border-right="0.05pt solid #000000" fo:border-top="0.05pt solid #000000" fo:border-bottom="none"/>
    </style:style>
    <style:style style:name="Table10.A2" style:family="table-cell">
      <style:table-cell-properties fo:padding="0.0382in" fo:border-left="0.05pt solid #000000" fo:border-right="none" fo:border-top="none" fo:border-bottom="none"/>
    </style:style>
    <style:style style:name="Table10.B2" style:family="table-cell">
      <style:table-cell-properties fo:padding="0.0382in" fo:border-left="none" fo:border-right="0.05pt solid #000000" fo:border-top="none" fo:border-bottom="none"/>
    </style:style>
    <style:style style:name="Table10.A3" style:family="table-cell">
      <style:table-cell-properties fo:padding="0.0382in" fo:border-left="0.05pt solid #000000" fo:border-right="none" fo:border-top="none" fo:border-bottom="0.05pt solid #000000"/>
    </style:style>
    <style:style style:name="Table10.B3" style:family="table-cell">
      <style:table-cell-properties fo:padding="0.0382in" fo:border-left="none" fo:border-right="0.05pt solid #000000" fo:border-top="none" fo:border-bottom="0.05pt solid #000000"/>
    </style:style>
    <style:style style:name="Table9" style:family="table">
      <style:table-properties style:width="4.0417in" table:align="left"/>
    </style:style>
    <style:style style:name="Table9.A" style:family="table-column">
      <style:table-column-properties style:column-width="0.9361in"/>
    </style:style>
    <style:style style:name="Table9.B" style:family="table-column">
      <style:table-column-properties style:column-width="3.1056in"/>
    </style:style>
    <style:style style:name="Table9.A1" style:family="table-cell">
      <style:table-cell-properties style:vertical-align="bottom" fo:padding="0.0382in" fo:border-left="0.05pt solid #000000" fo:border-right="none" fo:border-top="0.05pt solid #000000" fo:border-bottom="none"/>
    </style:style>
    <style:style style:name="Table9.B1" style:family="table-cell">
      <style:table-cell-properties fo:padding="0.0382in" fo:border-left="none" fo:border-right="0.05pt solid #000000" fo:border-top="0.05pt solid #000000" fo:border-bottom="none"/>
    </style:style>
    <style:style style:name="Table9.A2" style:family="table-cell">
      <style:table-cell-properties fo:padding="0.0382in" fo:border-left="0.05pt solid #000000" fo:border-right="none" fo:border-top="none" fo:border-bottom="none"/>
    </style:style>
    <style:style style:name="Table9.B2" style:family="table-cell">
      <style:table-cell-properties fo:padding="0.0382in" fo:border-left="none" fo:border-right="0.05pt solid #000000" fo:border-top="none" fo:border-bottom="none"/>
    </style:style>
    <style:style style:name="Table9.A3" style:family="table-cell">
      <style:table-cell-properties fo:padding="0.0382in" fo:border-left="0.05pt solid #000000" fo:border-right="none" fo:border-top="none" fo:border-bottom="0.05pt solid #000000"/>
    </style:style>
    <style:style style:name="Table9.B3" style:family="table-cell">
      <style:table-cell-properties fo:padding="0.0382in" fo:border-left="none" fo:border-right="0.05pt solid #000000" fo:border-top="none" fo:border-bottom="0.05pt solid #000000"/>
    </style:style>
    <style:style style:name="Table4" style:family="table">
      <style:table-properties style:width="4.0417in" table:align="left"/>
    </style:style>
    <style:style style:name="Table4.A" style:family="table-column">
      <style:table-column-properties style:column-width="0.9361in"/>
    </style:style>
    <style:style style:name="Table4.B" style:family="table-column">
      <style:table-column-properties style:column-width="3.1056in"/>
    </style:style>
    <style:style style:name="Table4.A1" style:family="table-cell">
      <style:table-cell-properties style:vertical-align="bottom" fo:padding="0.0382in" fo:border-left="0.05pt solid #000000" fo:border-right="none" fo:border-top="0.05pt solid #000000" fo:border-bottom="none"/>
    </style:style>
    <style:style style:name="Table4.B1" style:family="table-cell">
      <style:table-cell-properties fo:padding="0.0382in" fo:border-left="none" fo:border-right="0.05pt solid #000000" fo:border-top="0.05pt solid #000000" fo:border-bottom="none"/>
    </style:style>
    <style:style style:name="Table4.A2" style:family="table-cell">
      <style:table-cell-properties fo:padding="0.0382in" fo:border-left="0.05pt solid #000000" fo:border-right="none" fo:border-top="none" fo:border-bottom="none"/>
    </style:style>
    <style:style style:name="Table4.B2" style:family="table-cell">
      <style:table-cell-properties fo:padding="0.0382in" fo:border-left="none" fo:border-right="0.05pt solid #000000" fo:border-top="none" fo:border-bottom="none"/>
    </style:style>
    <style:style style:name="Table4.A3" style:family="table-cell">
      <style:table-cell-properties fo:padding="0.0382in" fo:border-left="0.05pt solid #000000" fo:border-right="none" fo:border-top="none" fo:border-bottom="0.05pt solid #000000"/>
    </style:style>
    <style:style style:name="Table4.B3" style:family="table-cell">
      <style:table-cell-properties fo:padding="0.0382in" fo:border-left="none" fo:border-right="0.05pt solid #000000" fo:border-top="none" fo:border-bottom="0.05pt solid #000000"/>
    </style:style>
    <style:style style:name="Table5" style:family="table">
      <style:table-properties style:width="4.0417in" table:align="left"/>
    </style:style>
    <style:style style:name="Table5.A" style:family="table-column">
      <style:table-column-properties style:column-width="0.9361in"/>
    </style:style>
    <style:style style:name="Table5.B" style:family="table-column">
      <style:table-column-properties style:column-width="3.1056in"/>
    </style:style>
    <style:style style:name="Table5.A1" style:family="table-cell">
      <style:table-cell-properties style:vertical-align="bottom" fo:padding="0.0382in" fo:border-left="0.05pt solid #000000" fo:border-right="none" fo:border-top="0.05pt solid #000000" fo:border-bottom="none"/>
    </style:style>
    <style:style style:name="Table5.B1" style:family="table-cell">
      <style:table-cell-properties fo:padding="0.0382in" fo:border-left="none" fo:border-right="0.05pt solid #000000" fo:border-top="0.05pt solid #000000" fo:border-bottom="none"/>
    </style:style>
    <style:style style:name="Table5.A2" style:family="table-cell">
      <style:table-cell-properties fo:padding="0.0382in" fo:border-left="0.05pt solid #000000" fo:border-right="none" fo:border-top="none" fo:border-bottom="none"/>
    </style:style>
    <style:style style:name="Table5.B2" style:family="table-cell">
      <style:table-cell-properties fo:padding="0.0382in" fo:border-left="none" fo:border-right="0.05pt solid #000000" fo:border-top="none" fo:border-bottom="none"/>
    </style:style>
    <style:style style:name="Table5.A3" style:family="table-cell">
      <style:table-cell-properties fo:padding="0.0382in" fo:border-left="0.05pt solid #000000" fo:border-right="none" fo:border-top="none" fo:border-bottom="0.05pt solid #000000"/>
    </style:style>
    <style:style style:name="Table5.B3" style:family="table-cell">
      <style:table-cell-properties fo:padding="0.0382in" fo:border-left="none" fo:border-right="0.05pt solid #000000" fo:border-top="none" fo:border-bottom="0.05pt solid #000000"/>
    </style:style>
    <style:style style:name="Table16" style:family="table">
      <style:table-properties style:width="4.0417in" table:align="left"/>
    </style:style>
    <style:style style:name="Table16.A" style:family="table-column">
      <style:table-column-properties style:column-width="0.9361in"/>
    </style:style>
    <style:style style:name="Table16.B" style:family="table-column">
      <style:table-column-properties style:column-width="3.1056in"/>
    </style:style>
    <style:style style:name="Table16.A1" style:family="table-cell">
      <style:table-cell-properties style:vertical-align="bottom" fo:padding="0.0382in" fo:border-left="0.05pt solid #000000" fo:border-right="none" fo:border-top="0.05pt solid #000000" fo:border-bottom="none"/>
    </style:style>
    <style:style style:name="Table16.B1" style:family="table-cell">
      <style:table-cell-properties fo:padding="0.0382in" fo:border-left="none" fo:border-right="0.05pt solid #000000" fo:border-top="0.05pt solid #000000" fo:border-bottom="none"/>
    </style:style>
    <style:style style:name="Table16.A2" style:family="table-cell">
      <style:table-cell-properties fo:padding="0.0382in" fo:border-left="0.05pt solid #000000" fo:border-right="none" fo:border-top="none" fo:border-bottom="none"/>
    </style:style>
    <style:style style:name="Table16.B2" style:family="table-cell">
      <style:table-cell-properties fo:padding="0.0382in" fo:border-left="none" fo:border-right="0.05pt solid #000000" fo:border-top="none" fo:border-bottom="none"/>
    </style:style>
    <style:style style:name="Table16.A3" style:family="table-cell">
      <style:table-cell-properties fo:padding="0.0382in" fo:border-left="0.05pt solid #000000" fo:border-right="none" fo:border-top="none" fo:border-bottom="0.05pt solid #000000"/>
    </style:style>
    <style:style style:name="Table16.B3" style:family="table-cell">
      <style:table-cell-properties fo:padding="0.0382in" fo:border-left="none" fo:border-right="0.05pt solid #000000" fo:border-top="none" fo:border-bottom="0.05pt solid #000000"/>
    </style:style>
    <style:style style:name="Table17" style:family="table">
      <style:table-properties style:width="4.0417in" table:align="left"/>
    </style:style>
    <style:style style:name="Table17.A" style:family="table-column">
      <style:table-column-properties style:column-width="0.9361in"/>
    </style:style>
    <style:style style:name="Table17.B" style:family="table-column">
      <style:table-column-properties style:column-width="3.1056in"/>
    </style:style>
    <style:style style:name="Table17.A1" style:family="table-cell">
      <style:table-cell-properties style:vertical-align="bottom" fo:padding="0.0382in" fo:border-left="0.05pt solid #000000" fo:border-right="none" fo:border-top="0.05pt solid #000000" fo:border-bottom="none"/>
    </style:style>
    <style:style style:name="Table17.B1" style:family="table-cell">
      <style:table-cell-properties fo:padding="0.0382in" fo:border-left="none" fo:border-right="0.05pt solid #000000" fo:border-top="0.05pt solid #000000" fo:border-bottom="none"/>
    </style:style>
    <style:style style:name="Table17.A2" style:family="table-cell">
      <style:table-cell-properties fo:padding="0.0382in" fo:border-left="0.05pt solid #000000" fo:border-right="none" fo:border-top="none" fo:border-bottom="none"/>
    </style:style>
    <style:style style:name="Table17.B2" style:family="table-cell">
      <style:table-cell-properties fo:padding="0.0382in" fo:border-left="none" fo:border-right="0.05pt solid #000000" fo:border-top="none" fo:border-bottom="none"/>
    </style:style>
    <style:style style:name="Table17.A3" style:family="table-cell">
      <style:table-cell-properties fo:padding="0.0382in" fo:border-left="0.05pt solid #000000" fo:border-right="none" fo:border-top="none" fo:border-bottom="0.05pt solid #000000"/>
    </style:style>
    <style:style style:name="Table17.B3" style:family="table-cell">
      <style:table-cell-properties fo:padding="0.0382in" fo:border-left="none" fo:border-right="0.05pt solid #000000" fo:border-top="none" fo:border-bottom="0.05pt solid #000000"/>
    </style:style>
    <style:style style:name="Table3" style:family="table">
      <style:table-properties style:width="4.0417in" table:align="left"/>
    </style:style>
    <style:style style:name="Table3.A" style:family="table-column">
      <style:table-column-properties style:column-width="0.9903in"/>
    </style:style>
    <style:style style:name="Table3.B" style:family="table-column">
      <style:table-column-properties style:column-width="3.0514in"/>
    </style:style>
    <style:style style:name="Table3.A1" style:family="table-cell">
      <style:table-cell-properties style:vertical-align="bottom" fo:padding="0.0382in" fo:border-left="0.05pt solid #000000" fo:border-right="none" fo:border-top="0.05pt solid #000000" fo:border-bottom="none"/>
    </style:style>
    <style:style style:name="Table3.B1" style:family="table-cell">
      <style:table-cell-properties fo:padding="0.0382in" fo:border-left="none" fo:border-right="0.05pt solid #000000" fo:border-top="0.05pt solid #000000" fo:border-bottom="none"/>
    </style:style>
    <style:style style:name="Table3.A2" style:family="table-cell">
      <style:table-cell-properties fo:padding="0.0382in" fo:border-left="0.05pt solid #000000" fo:border-right="none" fo:border-top="none" fo:border-bottom="none"/>
    </style:style>
    <style:style style:name="Table3.B2" style:family="table-cell">
      <style:table-cell-properties fo:padding="0.0382in" fo:border-left="none" fo:border-right="0.05pt solid #000000" fo:border-top="none" fo:border-bottom="none"/>
    </style:style>
    <style:style style:name="Table3.A3" style:family="table-cell">
      <style:table-cell-properties fo:padding="0.0382in" fo:border-left="0.05pt solid #000000" fo:border-right="none" fo:border-top="none" fo:border-bottom="0.05pt solid #000000"/>
    </style:style>
    <style:style style:name="Table3.B3" style:family="table-cell">
      <style:table-cell-properties fo:padding="0.0382in" fo:border-left="none" fo:border-right="0.05pt solid #000000" fo:border-top="none" fo:border-bottom="0.05pt solid #000000"/>
    </style:style>
    <style:style style:name="Table2" style:family="table">
      <style:table-properties style:width="4.0417in" table:align="left"/>
    </style:style>
    <style:style style:name="Table2.A" style:family="table-column">
      <style:table-column-properties style:column-width="0.9361in"/>
    </style:style>
    <style:style style:name="Table2.B" style:family="table-column">
      <style:table-column-properties style:column-width="3.1056in"/>
    </style:style>
    <style:style style:name="Table2.A1" style:family="table-cell">
      <style:table-cell-properties style:vertical-align="bottom" fo:padding="0.0382in" fo:border-left="0.05pt solid #000000" fo:border-right="none" fo:border-top="0.05pt solid #000000" fo:border-bottom="none"/>
    </style:style>
    <style:style style:name="Table2.B1" style:family="table-cell">
      <style:table-cell-properties fo:padding="0.0382in" fo:border-left="none" fo:border-right="0.05pt solid #000000" fo:border-top="0.05pt solid #000000" fo:border-bottom="none"/>
    </style:style>
    <style:style style:name="Table2.A2" style:family="table-cell">
      <style:table-cell-properties fo:padding="0.0382in" fo:border-left="0.05pt solid #000000" fo:border-right="none" fo:border-top="none" fo:border-bottom="none"/>
    </style:style>
    <style:style style:name="Table2.B2" style:family="table-cell">
      <style:table-cell-properties fo:padding="0.0382in" fo:border-left="none" fo:border-right="0.05pt solid #000000" fo:border-top="none" fo:border-bottom="none"/>
    </style:style>
    <style:style style:name="Table2.A3" style:family="table-cell">
      <style:table-cell-properties fo:padding="0.0382in" fo:border-left="0.05pt solid #000000" fo:border-right="none" fo:border-top="none" fo:border-bottom="0.05pt solid #000000"/>
    </style:style>
    <style:style style:name="Table2.B3" style:family="table-cell">
      <style:table-cell-properties fo:padding="0.0382in" fo:border-left="none" fo:border-right="0.05pt solid #000000" fo:border-top="none" fo:border-bottom="0.05pt solid #000000"/>
    </style:style>
    <style:style style:name="Table6" style:family="table">
      <style:table-properties style:width="4.0313in" table:align="left"/>
    </style:style>
    <style:style style:name="Table6.A" style:family="table-column">
      <style:table-column-properties style:column-width="0.8708in"/>
    </style:style>
    <style:style style:name="Table6.B" style:family="table-column">
      <style:table-column-properties style:column-width="3.1604in"/>
    </style:style>
    <style:style style:name="Table6.A1" style:family="table-cell">
      <style:table-cell-properties style:vertical-align="bottom" fo:padding="0.0382in" fo:border-left="0.05pt solid #000000" fo:border-right="none" fo:border-top="0.05pt solid #000000" fo:border-bottom="none"/>
    </style:style>
    <style:style style:name="Table6.B1" style:family="table-cell">
      <style:table-cell-properties fo:padding="0.0382in" fo:border-left="none" fo:border-right="0.05pt solid #000000" fo:border-top="0.05pt solid #000000" fo:border-bottom="none"/>
    </style:style>
    <style:style style:name="Table6.A2" style:family="table-cell">
      <style:table-cell-properties fo:padding="0.0382in" fo:border-left="0.05pt solid #000000" fo:border-right="none" fo:border-top="none" fo:border-bottom="none"/>
    </style:style>
    <style:style style:name="Table6.B2" style:family="table-cell">
      <style:table-cell-properties fo:padding="0.0382in" fo:border-left="none" fo:border-right="0.05pt solid #000000" fo:border-top="none" fo:border-bottom="none"/>
    </style:style>
    <style:style style:name="Table6.A3" style:family="table-cell">
      <style:table-cell-properties fo:padding="0.0382in" fo:border-left="0.05pt solid #000000" fo:border-right="none" fo:border-top="none" fo:border-bottom="0.05pt solid #000000"/>
    </style:style>
    <style:style style:name="Table6.B3" style:family="table-cell">
      <style:table-cell-properties fo:padding="0.0382in" fo:border-left="none" fo:border-right="0.05pt solid #000000" fo:border-top="none" fo:border-bottom="0.05pt solid #000000"/>
    </style:style>
    <style:style style:name="Table1" style:family="table">
      <style:table-properties style:width="4.0313in" table:align="left"/>
    </style:style>
    <style:style style:name="Table1.A" style:family="table-column">
      <style:table-column-properties style:column-width="0.8708in"/>
    </style:style>
    <style:style style:name="Table1.B" style:family="table-column">
      <style:table-column-properties style:column-width="3.1604in"/>
    </style:style>
    <style:style style:name="Table1.A1" style:family="table-cell">
      <style:table-cell-properties style:vertical-align="bottom" fo:padding="0.0382in" fo:border-left="0.05pt solid #000000" fo:border-right="none" fo:border-top="0.05pt solid #000000" fo:border-bottom="none"/>
    </style:style>
    <style:style style:name="Table1.B1" style:family="table-cell">
      <style:table-cell-properties fo:padding="0.0382in" fo:border-left="none" fo:border-right="0.05pt solid #000000" fo:border-top="0.05pt solid #000000" fo:border-bottom="none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none" fo:border-right="0.05pt solid #000000" fo:border-top="none" fo:border-bottom="0.05pt solid #000000"/>
    </style:style>
    <style:style style:name="Table7" style:family="table">
      <style:table-properties style:width="4.0417in" table:align="left"/>
    </style:style>
    <style:style style:name="Table7.A" style:family="table-column">
      <style:table-column-properties style:column-width="0.9361in"/>
    </style:style>
    <style:style style:name="Table7.B" style:family="table-column">
      <style:table-column-properties style:column-width="3.1056in"/>
    </style:style>
    <style:style style:name="Table7.A1" style:family="table-cell">
      <style:table-cell-properties style:vertical-align="bottom" fo:padding="0.0382in" fo:border-left="0.05pt solid #000000" fo:border-right="none" fo:border-top="0.05pt solid #000000" fo:border-bottom="none"/>
    </style:style>
    <style:style style:name="Table7.B1" style:family="table-cell">
      <style:table-cell-properties fo:padding="0.0382in" fo:border-left="none" fo:border-right="0.05pt solid #000000" fo:border-top="0.05pt solid #000000" fo:border-bottom="none"/>
    </style:style>
    <style:style style:name="Table7.A2" style:family="table-cell">
      <style:table-cell-properties fo:padding="0.0382in" fo:border-left="0.05pt solid #000000" fo:border-right="none" fo:border-top="none" fo:border-bottom="none"/>
    </style:style>
    <style:style style:name="Table7.B2" style:family="table-cell">
      <style:table-cell-properties fo:padding="0.0382in" fo:border-left="none" fo:border-right="0.05pt solid #000000" fo:border-top="none" fo:border-bottom="none"/>
    </style:style>
    <style:style style:name="Table7.A3" style:family="table-cell">
      <style:table-cell-properties fo:padding="0.0382in" fo:border-left="0.05pt solid #000000" fo:border-right="none" fo:border-top="none" fo:border-bottom="0.05pt solid #000000"/>
    </style:style>
    <style:style style:name="Table7.B3" style:family="table-cell">
      <style:table-cell-properties fo:padding="0.0382in" fo:border-left="none" fo:border-right="0.05pt solid #000000" fo:border-top="none" fo:border-bottom="0.05pt solid #000000"/>
    </style:style>
    <style:style style:name="Table18" style:family="table">
      <style:table-properties style:width="4.0417in" table:align="left"/>
    </style:style>
    <style:style style:name="Table18.A" style:family="table-column">
      <style:table-column-properties style:column-width="0.9361in"/>
    </style:style>
    <style:style style:name="Table18.B" style:family="table-column">
      <style:table-column-properties style:column-width="3.1056in"/>
    </style:style>
    <style:style style:name="Table18.A1" style:family="table-cell">
      <style:table-cell-properties style:vertical-align="bottom" fo:padding="0.0382in" fo:border-left="0.05pt solid #000000" fo:border-right="none" fo:border-top="0.05pt solid #000000" fo:border-bottom="none"/>
    </style:style>
    <style:style style:name="Table18.B1" style:family="table-cell">
      <style:table-cell-properties fo:padding="0.0382in" fo:border-left="none" fo:border-right="0.05pt solid #000000" fo:border-top="0.05pt solid #000000" fo:border-bottom="none"/>
    </style:style>
    <style:style style:name="Table18.A2" style:family="table-cell">
      <style:table-cell-properties fo:padding="0.0382in" fo:border-left="0.05pt solid #000000" fo:border-right="none" fo:border-top="none" fo:border-bottom="none"/>
    </style:style>
    <style:style style:name="Table18.B2" style:family="table-cell">
      <style:table-cell-properties fo:padding="0.0382in" fo:border-left="none" fo:border-right="0.05pt solid #000000" fo:border-top="none" fo:border-bottom="none"/>
    </style:style>
    <style:style style:name="Table18.A3" style:family="table-cell">
      <style:table-cell-properties fo:padding="0.0382in" fo:border-left="0.05pt solid #000000" fo:border-right="none" fo:border-top="none" fo:border-bottom="0.05pt solid #000000"/>
    </style:style>
    <style:style style:name="Table18.B3" style:family="table-cell">
      <style:table-cell-properties fo:padding="0.0382in" fo:border-left="none" fo:border-right="0.05pt solid #000000" fo:border-top="none" fo:border-bottom="0.05pt solid #000000"/>
    </style:style>
    <style:style style:name="Table19" style:family="table">
      <style:table-properties style:width="4.0417in" table:align="left"/>
    </style:style>
    <style:style style:name="Table19.A" style:family="table-column">
      <style:table-column-properties style:column-width="0.9361in"/>
    </style:style>
    <style:style style:name="Table19.B" style:family="table-column">
      <style:table-column-properties style:column-width="3.1056in"/>
    </style:style>
    <style:style style:name="Table19.A1" style:family="table-cell">
      <style:table-cell-properties style:vertical-align="bottom" fo:padding="0.0382in" fo:border-left="0.05pt solid #000000" fo:border-right="none" fo:border-top="0.05pt solid #000000" fo:border-bottom="none"/>
    </style:style>
    <style:style style:name="Table19.B1" style:family="table-cell">
      <style:table-cell-properties fo:padding="0.0382in" fo:border-left="none" fo:border-right="0.05pt solid #000000" fo:border-top="0.05pt solid #000000" fo:border-bottom="none"/>
    </style:style>
    <style:style style:name="Table19.A2" style:family="table-cell">
      <style:table-cell-properties fo:padding="0.0382in" fo:border-left="0.05pt solid #000000" fo:border-right="none" fo:border-top="none" fo:border-bottom="none"/>
    </style:style>
    <style:style style:name="Table19.B2" style:family="table-cell">
      <style:table-cell-properties fo:padding="0.0382in" fo:border-left="none" fo:border-right="0.05pt solid #000000" fo:border-top="none" fo:border-bottom="none"/>
    </style:style>
    <style:style style:name="Table19.A3" style:family="table-cell">
      <style:table-cell-properties fo:padding="0.0382in" fo:border-left="0.05pt solid #000000" fo:border-right="none" fo:border-top="none" fo:border-bottom="0.05pt solid #000000"/>
    </style:style>
    <style:style style:name="Table19.B3" style:family="table-cell">
      <style:table-cell-properties fo:padding="0.0382in" fo:border-left="none" fo:border-right="0.05pt solid #000000" fo:border-top="none" fo:border-bottom="0.05pt solid #000000"/>
    </style:style>
    <style:style style:name="P1" style:family="paragraph" style:parent-style-name="Standard">
      <style:text-properties style:font-name="Pericles" fo:font-weight="bold" style:font-weight-asian="bold" style:font-weight-complex="bold"/>
    </style:style>
    <style:style style:name="P2" style:family="paragraph" style:parent-style-name="Standard">
      <style:text-properties style:font-name="Pericles" fo:font-size="8pt" fo:font-style="italic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P3" style:family="paragraph" style:parent-style-name="Standard">
      <style:text-properties style:font-name="Pericles" fo:font-size="8pt" fo:font-style="italic" style:text-underline-style="none" fo:font-weight="bold" officeooo:rsid="001718ad" officeooo:paragraph-rsid="001718ad" style:font-size-asian="8pt" style:font-style-asian="italic" style:font-weight-asian="bold" style:font-size-complex="8pt" style:font-style-complex="italic" style:font-weight-complex="bold"/>
    </style:style>
    <style:style style:name="P4" style:family="paragraph" style:parent-style-name="Standard">
      <style:text-properties style:font-name="Pericles" fo:font-size="8pt" fo:font-style="italic" style:text-underline-style="none" fo:font-weight="bold" officeooo:paragraph-rsid="001a3ed4" style:font-size-asian="8pt" style:font-style-asian="italic" style:font-weight-asian="bold" style:font-size-complex="8pt" style:font-style-complex="italic" style:font-weight-complex="bold"/>
    </style:style>
    <style:style style:name="P5" style:family="paragraph" style:parent-style-name="Standard">
      <style:text-properties style:font-name="Pericles" fo:font-size="8pt" fo:font-style="italic" style:text-underline-style="none" fo:font-weight="bold" officeooo:paragraph-rsid="001cab4f" style:font-size-asian="8pt" style:font-style-asian="italic" style:font-weight-asian="bold" style:font-size-complex="8pt" style:font-style-complex="italic" style:font-weight-complex="bold"/>
    </style:style>
    <style:style style:name="P6" style:family="paragraph" style:parent-style-name="Standard">
      <style:text-properties style:font-name="Pericles" fo:font-size="8pt" fo:font-style="italic" style:text-underline-style="none" fo:font-weight="bold" officeooo:rsid="001fede4" officeooo:paragraph-rsid="001fede4" style:font-size-asian="8pt" style:font-style-asian="italic" style:font-weight-asian="bold" style:font-size-complex="8pt" style:font-style-complex="italic" style:font-weight-complex="bold"/>
    </style:style>
    <style:style style:name="P7" style:family="paragraph" style:parent-style-name="Standard">
      <style:text-properties style:font-name="Pericles" fo:font-size="8pt" fo:font-style="italic" style:text-underline-style="none" fo:font-weight="bold" officeooo:rsid="001fede4" officeooo:paragraph-rsid="00247fe8" style:font-size-asian="8pt" style:font-style-asian="italic" style:font-weight-asian="bold" style:font-size-complex="8pt" style:font-style-complex="italic" style:font-weight-complex="bold"/>
    </style:style>
    <style:style style:name="P8" style:family="paragraph" style:parent-style-name="Standard">
      <style:text-properties style:font-name="Pericles" fo:font-size="10pt" fo:font-weight="normal" style:font-size-asian="10pt" style:font-weight-asian="normal" style:font-size-complex="10pt" style:font-weight-complex="normal"/>
    </style:style>
    <style:style style:name="P9" style:family="paragraph" style:parent-style-name="Standard">
      <style:text-properties style:font-name="Pericles" fo:font-size="10pt" fo:font-weight="normal" officeooo:paragraph-rsid="001718ad" style:font-size-asian="10pt" style:font-weight-asian="normal" style:font-size-complex="10pt" style:font-weight-complex="normal"/>
    </style:style>
    <style:style style:name="P10" style:family="paragraph" style:parent-style-name="Standard">
      <style:text-properties style:font-name="Pericles" fo:font-size="10pt" fo:font-weight="normal" officeooo:paragraph-rsid="001a3ed4" style:font-size-asian="10pt" style:font-weight-asian="normal" style:font-size-complex="10pt" style:font-weight-complex="normal"/>
    </style:style>
    <style:style style:name="P11" style:family="paragraph" style:parent-style-name="Standard">
      <style:text-properties style:font-name="Pericles" fo:font-size="10pt" fo:font-weight="normal" officeooo:paragraph-rsid="001cab4f" style:font-size-asian="10pt" style:font-weight-asian="normal" style:font-size-complex="10pt" style:font-weight-complex="normal"/>
    </style:style>
    <style:style style:name="P12" style:family="paragraph" style:parent-style-name="Standard">
      <style:text-properties style:font-name="Pericles" fo:font-size="10pt" fo:font-weight="normal" officeooo:paragraph-rsid="001fede4" style:font-size-asian="10pt" style:font-weight-asian="normal" style:font-size-complex="10pt" style:font-weight-complex="normal"/>
    </style:style>
    <style:style style:name="P13" style:family="paragraph" style:parent-style-name="Standard">
      <style:text-properties style:font-name="Pericles" fo:font-size="10pt" fo:font-weight="normal" officeooo:paragraph-rsid="00247fe8" style:font-size-asian="10pt" style:font-weight-asian="normal" style:font-size-complex="10pt" style:font-weight-complex="normal"/>
    </style:style>
    <style:style style:name="P14" style:family="paragraph" style:parent-style-name="Standard">
      <style:text-properties style:font-name="Pericles" fo:font-size="10pt" fo:font-weight="bold" officeooo:paragraph-rsid="001cab4f" style:font-size-asian="10pt" style:font-weight-asian="bold" style:font-size-complex="10pt" style:font-weight-complex="bold"/>
    </style:style>
    <style:style style:name="P15" style:family="paragraph" style:parent-style-name="Table_20_Contents">
      <style:text-properties style:font-name="Pericles" fo:font-size="10pt" style:font-size-asian="10pt" style:font-size-complex="10pt"/>
    </style:style>
    <style:style style:name="P16" style:family="paragraph" style:parent-style-name="Table_20_Contents">
      <style:text-properties style:font-name="Pericles" fo:font-size="10pt" officeooo:paragraph-rsid="001718ad" style:font-size-asian="10pt" style:font-size-complex="10pt"/>
    </style:style>
    <style:style style:name="P17" style:family="paragraph" style:parent-style-name="Table_20_Contents">
      <style:text-properties style:font-name="Pericles" fo:font-size="10pt" officeooo:paragraph-rsid="001a3ed4" style:font-size-asian="10pt" style:font-size-complex="10pt"/>
    </style:style>
    <style:style style:name="P18" style:family="paragraph" style:parent-style-name="Table_20_Contents">
      <style:text-properties style:font-name="Pericles" fo:font-size="10pt" officeooo:paragraph-rsid="001cab4f" style:font-size-asian="10pt" style:font-size-complex="10pt"/>
    </style:style>
    <style:style style:name="P19" style:family="paragraph" style:parent-style-name="Table_20_Contents">
      <style:text-properties style:font-name="Pericles" fo:font-size="10pt" officeooo:paragraph-rsid="001fede4" style:font-size-asian="10pt" style:font-size-complex="10pt"/>
    </style:style>
    <style:style style:name="P20" style:family="paragraph" style:parent-style-name="Table_20_Contents">
      <style:text-properties style:font-name="Pericles" fo:font-size="10pt" officeooo:paragraph-rsid="00247fe8" style:font-size-asian="10pt" style:font-size-complex="10pt"/>
    </style:style>
    <style:style style:name="P21" style:family="paragraph" style:parent-style-name="Table_20_Contents">
      <style:text-properties style:font-name="Pericles" fo:font-size="7pt" style:font-size-asian="7pt" style:font-size-complex="7pt"/>
    </style:style>
    <style:style style:name="P22" style:family="paragraph" style:parent-style-name="Table_20_Contents">
      <style:text-properties style:font-name="Pericles" fo:font-size="7pt" officeooo:paragraph-rsid="001718ad" style:font-size-asian="7pt" style:font-size-complex="7pt"/>
    </style:style>
    <style:style style:name="P23" style:family="paragraph" style:parent-style-name="Table_20_Contents">
      <style:text-properties style:font-name="Pericles" fo:font-size="7pt" officeooo:paragraph-rsid="001a3ed4" style:font-size-asian="7pt" style:font-size-complex="7pt"/>
    </style:style>
    <style:style style:name="P24" style:family="paragraph" style:parent-style-name="Table_20_Contents">
      <style:text-properties style:font-name="Pericles" fo:font-size="7pt" officeooo:paragraph-rsid="001cab4f" style:font-size-asian="7pt" style:font-size-complex="7pt"/>
    </style:style>
    <style:style style:name="P25" style:family="paragraph" style:parent-style-name="Table_20_Contents">
      <style:text-properties style:font-name="Pericles" fo:font-size="7pt" officeooo:paragraph-rsid="001fede4" style:font-size-asian="7pt" style:font-size-complex="7pt"/>
    </style:style>
    <style:style style:name="P26" style:family="paragraph" style:parent-style-name="Table_20_Contents">
      <style:text-properties style:font-name="Pericles" fo:font-size="7pt" officeooo:paragraph-rsid="00247fe8" style:font-size-asian="7pt" style:font-size-complex="7pt"/>
    </style:style>
    <style:style style:name="P27" style:family="paragraph" style:parent-style-name="Table_20_Contents">
      <style:text-properties style:font-name="Pericles" fo:font-size="8pt" style:text-underline-style="solid" style:text-underline-width="auto" style:text-underline-color="font-color" style:font-size-asian="8pt" style:font-size-complex="8pt"/>
    </style:style>
    <style:style style:name="P28" style:family="paragraph" style:parent-style-name="Table_20_Contents">
      <style:text-properties style:font-name="Pericles" fo:font-size="8pt" style:text-underline-style="solid" style:text-underline-width="auto" style:text-underline-color="font-color" officeooo:rsid="001ea7b9" officeooo:paragraph-rsid="001ea7b9" style:font-size-asian="8pt" style:font-size-complex="8pt"/>
    </style:style>
    <style:style style:name="P29" style:family="paragraph" style:parent-style-name="Table_20_Contents">
      <style:text-properties style:font-name="Pericles" fo:font-size="8pt" style:text-underline-style="solid" style:text-underline-width="auto" style:text-underline-color="font-color" officeooo:rsid="001fede4" officeooo:paragraph-rsid="001fede4" style:font-size-asian="8pt" style:font-size-complex="8pt"/>
    </style:style>
    <style:style style:name="P30" style:family="paragraph" style:parent-style-name="Table_20_Contents">
      <style:text-properties style:font-name="Pericles" fo:font-size="8pt" style:text-underline-style="solid" style:text-underline-width="auto" style:text-underline-color="font-color" officeooo:rsid="001fede4" officeooo:paragraph-rsid="00247fe8" style:font-size-asian="8pt" style:font-size-complex="8pt"/>
    </style:style>
    <style:style style:name="P31" style:family="paragraph" style:parent-style-name="Table_20_Contents">
      <style:text-properties style:font-name="Pericles" fo:font-size="8pt" style:text-underline-style="solid" style:text-underline-width="auto" style:text-underline-color="font-color" officeooo:rsid="0024dac1" officeooo:paragraph-rsid="0024dac1" style:font-size-asian="8pt" style:font-size-complex="8pt"/>
    </style:style>
    <style:style style:name="P32" style:family="paragraph" style:parent-style-name="Table_20_Contents">
      <style:text-properties style:font-name="Pericles" fo:font-size="8pt" style:text-underline-style="solid" style:text-underline-width="auto" style:text-underline-color="font-color" officeooo:rsid="0024dac1" officeooo:paragraph-rsid="00262a52" style:font-size-asian="8pt" style:font-size-complex="8pt"/>
    </style:style>
    <style:style style:name="P33" style:family="paragraph" style:parent-style-name="Table_20_Contents">
      <style:text-properties style:font-name="Pericles" fo:font-size="8pt" style:text-underline-style="solid" style:text-underline-width="auto" style:text-underline-color="font-color" officeooo:rsid="00262a52" officeooo:paragraph-rsid="00262a52" style:font-size-asian="8pt" style:font-size-complex="8pt"/>
    </style:style>
    <style:style style:name="P34" style:family="paragraph" style:parent-style-name="Table_20_Contents">
      <style:text-properties style:font-name="Pericles" fo:font-size="8pt" fo:font-style="italic" style:text-underline-style="none" style:font-size-asian="8pt" style:font-style-asian="italic" style:font-size-complex="8pt" style:font-style-complex="italic"/>
    </style:style>
    <style:style style:name="P35" style:family="paragraph" style:parent-style-name="Table_20_Contents">
      <style:text-properties style:font-name="Pericles" fo:font-size="8pt" fo:font-style="italic" style:text-underline-style="none" officeooo:paragraph-rsid="001fede4" style:font-size-asian="8pt" style:font-style-asian="italic" style:font-size-complex="8pt" style:font-style-complex="italic"/>
    </style:style>
    <style:style style:name="P36" style:family="paragraph" style:parent-style-name="Table_20_Contents">
      <style:text-properties style:font-name="Pericles" fo:font-size="8pt" fo:font-style="italic" style:text-underline-style="none" officeooo:paragraph-rsid="00247fe8" style:font-size-asian="8pt" style:font-style-asian="italic" style:font-size-complex="8pt" style:font-style-complex="italic"/>
    </style:style>
    <style:style style:name="P37" style:family="paragraph" style:parent-style-name="Table_20_Contents">
      <style:text-properties style:font-name="Pericles" fo:font-size="8pt" fo:font-style="italic" style:text-underline-style="solid" style:text-underline-width="auto" style:text-underline-color="font-color" style:font-size-asian="8pt" style:font-style-asian="italic" style:font-size-complex="8pt" style:font-style-complex="italic"/>
    </style:style>
    <style:style style:name="P38" style:family="paragraph" style:parent-style-name="Table_20_Contents">
      <style:text-properties style:font-name="Pericles" fo:font-size="8pt" fo:font-style="italic" style:text-underline-style="solid" style:text-underline-width="auto" style:text-underline-color="font-color" officeooo:rsid="001718ad" officeooo:paragraph-rsid="001718ad" style:font-size-asian="8pt" style:font-style-asian="italic" style:font-size-complex="8pt" style:font-style-complex="italic"/>
    </style:style>
    <style:style style:name="P39" style:family="paragraph" style:parent-style-name="Table_20_Contents">
      <style:text-properties style:font-name="Pericles" fo:font-size="8pt" fo:font-style="italic" style:text-underline-style="solid" style:text-underline-width="auto" style:text-underline-color="font-color" officeooo:paragraph-rsid="001a3ed4" style:font-size-asian="8pt" style:font-style-asian="italic" style:font-size-complex="8pt" style:font-style-complex="italic"/>
    </style:style>
    <style:style style:name="P40" style:family="paragraph" style:parent-style-name="Table_20_Contents">
      <style:text-properties style:font-name="Pericles" fo:font-size="8pt" fo:font-style="normal" style:text-underline-style="solid" style:text-underline-width="auto" style:text-underline-color="font-color" style:font-size-asian="8pt" style:font-style-asian="normal" style:font-size-complex="8pt" style:font-style-complex="normal"/>
    </style:style>
    <style:style style:name="P41" style:family="paragraph" style:parent-style-name="Table_20_Contents">
      <style:text-properties style:font-name="Pericles" fo:font-size="8pt" fo:font-style="normal" style:text-underline-style="solid" style:text-underline-width="auto" style:text-underline-color="font-color" officeooo:paragraph-rsid="001a3ed4" style:font-size-asian="8pt" style:font-style-asian="normal" style:font-size-complex="8pt" style:font-style-complex="normal"/>
    </style:style>
    <style:style style:name="P42" style:family="paragraph" style:parent-style-name="Table_20_Contents">
      <style:text-properties style:font-name="Pericles" fo:font-size="8pt" fo:font-style="normal" style:text-underline-style="solid" style:text-underline-width="auto" style:text-underline-color="font-color" officeooo:paragraph-rsid="001cab4f" style:font-size-asian="8pt" style:font-style-asian="normal" style:font-size-complex="8pt" style:font-style-complex="normal"/>
    </style:style>
    <style:style style:name="P43" style:family="paragraph" style:parent-style-name="Table_20_Contents">
      <style:text-properties style:font-name="Pericles" fo:font-size="8pt" fo:font-style="normal" style:text-underline-style="solid" style:text-underline-width="auto" style:text-underline-color="font-color" officeooo:rsid="001cab4f" officeooo:paragraph-rsid="001cab4f" style:font-size-asian="8pt" style:font-style-asian="normal" style:font-size-complex="8pt" style:font-style-complex="normal"/>
    </style:style>
    <style:style style:name="P44" style:family="paragraph" style:parent-style-name="Table_20_Contents">
      <style:text-properties style:font-name="Pericles" fo:font-size="8pt" fo:font-style="normal" style:text-underline-style="none" officeooo:paragraph-rsid="001cab4f" style:font-size-asian="8pt" style:font-style-asian="normal" style:font-size-complex="8pt" style:font-style-complex="normal"/>
    </style:style>
    <style:style style:name="P45" style:family="paragraph" style:parent-style-name="Table_20_Contents">
      <style:text-properties style:font-name="Pericles" fo:font-size="8pt" style:font-size-asian="8pt" style:font-size-complex="8pt"/>
    </style:style>
    <style:style style:name="P46" style:family="paragraph" style:parent-style-name="Standard">
      <style:text-properties style:font-name="Pericles" fo:font-size="10pt" fo:font-weight="normal" style:font-size-asian="10pt" style:font-weight-asian="normal" style:font-size-complex="10pt" style:font-weight-complex="normal"/>
    </style:style>
    <style:style style:name="P47" style:family="paragraph" style:parent-style-name="Standard">
      <style:text-properties style:font-name="Pericles" fo:font-size="10pt" fo:font-weight="normal" officeooo:paragraph-rsid="0026bdd9" style:font-size-asian="10pt" style:font-weight-asian="normal" style:font-size-complex="10pt" style:font-weight-complex="normal"/>
    </style:style>
    <style:style style:name="P48" style:family="paragraph" style:parent-style-name="Standard">
      <style:text-properties style:font-name="Pericles" fo:font-size="10pt" fo:font-weight="normal" officeooo:paragraph-rsid="001718ad" style:font-size-asian="10pt" style:font-weight-asian="normal" style:font-size-complex="10pt" style:font-weight-complex="normal"/>
    </style:style>
    <style:style style:name="P49" style:family="paragraph" style:parent-style-name="Standard">
      <style:text-properties style:font-name="Pericles" fo:font-size="10pt" fo:font-weight="normal" officeooo:paragraph-rsid="0026cd5e" style:font-size-asian="10pt" style:font-weight-asian="normal" style:font-size-complex="10pt" style:font-weight-complex="normal"/>
    </style:style>
    <style:style style:name="P50" style:family="paragraph" style:parent-style-name="Standard">
      <style:text-properties style:font-name="Pericles" fo:font-size="8pt" fo:font-style="italic" style:text-underline-style="none" fo:font-weight="bold" officeooo:paragraph-rsid="0026bdd9" style:font-size-asian="8pt" style:font-style-asian="italic" style:font-weight-asian="bold" style:font-size-complex="8pt" style:font-style-complex="italic" style:font-weight-complex="bold"/>
    </style:style>
    <style:style style:name="P51" style:family="paragraph" style:parent-style-name="Standard">
      <style:text-properties style:font-name="Pericles" fo:font-size="8pt" fo:font-style="italic" style:text-underline-style="none" fo:font-weight="bold" officeooo:rsid="0026cd5e" officeooo:paragraph-rsid="0026cd5e" style:font-size-asian="8pt" style:font-style-asian="italic" style:font-weight-asian="bold" style:font-size-complex="8pt" style:font-style-complex="italic" style:font-weight-complex="bold"/>
    </style:style>
    <style:style style:name="P52" style:family="paragraph" style:parent-style-name="Table_20_Contents">
      <style:text-properties style:font-name="Pericles" fo:font-size="8pt" fo:font-style="normal" style:text-underline-style="none" officeooo:rsid="0024dac1" officeooo:paragraph-rsid="0024dac1" style:font-size-asian="8pt" style:font-style-asian="normal" style:font-size-complex="8pt" style:font-style-complex="normal"/>
    </style:style>
    <style:style style:name="P53" style:family="paragraph" style:parent-style-name="Table_20_Contents">
      <style:text-properties style:font-name="Pericles" fo:font-size="8pt" fo:font-style="italic" style:text-underline-style="solid" style:text-underline-width="auto" style:text-underline-color="font-color" officeooo:rsid="0026bdd9" officeooo:paragraph-rsid="0026bdd9" style:font-size-asian="8pt" style:font-style-asian="italic" style:font-size-complex="8pt" style:font-style-complex="italic"/>
    </style:style>
    <style:style style:name="P54" style:family="paragraph" style:parent-style-name="Table_20_Contents">
      <style:text-properties style:font-name="Pericles" fo:font-size="8pt" fo:font-style="italic" style:text-underline-style="solid" style:text-underline-width="auto" style:text-underline-color="font-color" officeooo:rsid="001718ad" officeooo:paragraph-rsid="0026cd5e" style:font-size-asian="8pt" style:font-style-asian="italic" style:font-size-complex="8pt" style:font-style-complex="italic"/>
    </style:style>
    <style:style style:name="P55" style:family="paragraph" style:parent-style-name="Table_20_Contents">
      <style:text-properties style:font-name="Pericles" fo:font-size="10pt" officeooo:paragraph-rsid="0026bdd9" style:font-size-asian="10pt" style:font-size-complex="10pt"/>
    </style:style>
    <style:style style:name="P56" style:family="paragraph" style:parent-style-name="Table_20_Contents">
      <style:text-properties style:font-name="Pericles" fo:font-size="10pt" officeooo:paragraph-rsid="0026cd5e" style:font-size-asian="10pt" style:font-size-complex="10pt"/>
    </style:style>
    <style:style style:name="P57" style:family="paragraph" style:parent-style-name="Table_20_Contents">
      <style:text-properties style:font-name="Pericles" fo:font-size="7pt" officeooo:paragraph-rsid="0026bdd9" style:font-size-asian="7pt" style:font-size-complex="7pt"/>
    </style:style>
    <style:style style:name="P58" style:family="paragraph" style:parent-style-name="Table_20_Contents">
      <style:text-properties style:font-name="Pericles" fo:font-size="7pt" officeooo:paragraph-rsid="0026cd5e" style:font-size-asian="7pt" style:font-size-complex="7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officeooo:rsid="001718ad" style:font-size-asian="10pt" style:font-size-complex="10pt"/>
    </style:style>
    <style:style style:name="T3" style:family="text">
      <style:text-properties fo:font-size="10pt" officeooo:rsid="001a3ed4" style:font-size-asian="10pt" style:font-size-complex="10pt"/>
    </style:style>
    <style:style style:name="T4" style:family="text">
      <style:text-properties fo:font-size="10pt" officeooo:rsid="001cab4f" style:font-size-asian="10pt" style:font-size-complex="10pt"/>
    </style:style>
    <style:style style:name="T5" style:family="text">
      <style:text-properties fo:font-size="10pt" officeooo:rsid="001d91d8" style:font-size-asian="10pt" style:font-size-complex="10pt"/>
    </style:style>
    <style:style style:name="T6" style:family="text">
      <style:text-properties fo:font-size="10pt" officeooo:rsid="001fede4" style:font-size-asian="10pt" style:font-size-complex="10pt"/>
    </style:style>
    <style:style style:name="T7" style:family="text">
      <style:text-properties fo:font-size="10pt" officeooo:rsid="0021ced6" style:font-size-asian="10pt" style:font-size-complex="10pt"/>
    </style:style>
    <style:style style:name="T8" style:family="text">
      <style:text-properties fo:font-size="10pt" officeooo:rsid="00247fe8" style:font-size-asian="10pt" style:font-size-complex="10pt"/>
    </style:style>
    <style:style style:name="T9" style:family="text">
      <style:text-properties fo:font-size="10pt" officeooo:rsid="00253962" style:font-size-asian="10pt" style:font-size-complex="10pt"/>
    </style:style>
    <style:style style:name="T10" style:family="text">
      <style:text-properties fo:font-size="10pt" officeooo:rsid="00262a52" style:font-size-asian="10pt" style:font-size-complex="10pt"/>
    </style:style>
    <style:style style:name="T11" style:family="text">
      <style:text-properties fo:font-size="10pt" officeooo:rsid="0026bdd9" style:font-size-asian="10pt" style:font-size-complex="10pt"/>
    </style:style>
    <style:style style:name="T12" style:family="text">
      <style:text-properties fo:font-size="10pt" officeooo:rsid="0026cd5e" style:font-size-asian="10pt" style:font-size-complex="10pt"/>
    </style:style>
    <style:style style:name="T13" style:family="text">
      <style:text-properties fo:font-size="10pt" fo:font-weight="normal" style:font-size-asian="10pt" style:font-weight-asian="normal" style:font-size-complex="10pt" style:font-weight-complex="normal"/>
    </style:style>
    <style:style style:name="T14" style:family="text">
      <style:text-properties fo:font-size="10pt" fo:font-weight="normal" officeooo:rsid="001718ad" style:font-size-asian="10pt" style:font-weight-asian="normal" style:font-size-complex="10pt" style:font-weight-complex="normal"/>
    </style:style>
    <style:style style:name="T15" style:family="text">
      <style:text-properties fo:font-size="10pt" fo:font-weight="normal" officeooo:rsid="001cab4f" style:font-size-asian="10pt" style:font-weight-asian="normal" style:font-size-complex="10pt" style:font-weight-complex="normal"/>
    </style:style>
    <style:style style:name="T16" style:family="text">
      <style:text-properties fo:font-size="10pt" fo:font-weight="normal" officeooo:rsid="001fede4" style:font-size-asian="10pt" style:font-weight-asian="normal" style:font-size-complex="10pt" style:font-weight-complex="normal"/>
    </style:style>
    <style:style style:name="T17" style:family="text">
      <style:text-properties fo:font-size="10pt" fo:font-weight="normal" officeooo:rsid="00247fe8" style:font-size-asian="10pt" style:font-weight-asian="normal" style:font-size-complex="10pt" style:font-weight-complex="normal"/>
    </style:style>
    <style:style style:name="T18" style:family="text">
      <style:text-properties fo:font-size="10pt" fo:font-weight="normal" officeooo:rsid="0026cd5e" style:font-size-asian="10pt" style:font-weight-asian="normal" style:font-size-complex="10pt" style:font-weight-complex="normal"/>
    </style:style>
    <style:style style:name="T19" style:family="text">
      <style:text-properties fo:font-size="7pt" fo:font-style="normal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T20" style:family="text">
      <style:text-properties fo:font-size="7pt" fo:font-style="normal" style:text-underline-style="none" style:font-size-asian="7pt" style:font-style-asian="normal" style:font-size-complex="7pt" style:font-style-complex="normal"/>
    </style:style>
    <style:style style:name="T21" style:family="text">
      <style:text-properties fo:font-size="7pt" fo:font-style="normal" style:text-underline-style="none" officeooo:rsid="0026cd5e" style:font-size-asian="7pt" style:font-style-asian="normal" style:font-size-complex="7pt" style:font-style-complex="normal"/>
    </style:style>
    <style:style style:name="T22" style:family="text">
      <style:text-properties fo:font-style="normal" style:text-underline-style="none" style:font-style-asian="normal" style:font-style-complex="normal"/>
    </style:style>
    <style:style style:name="T23" style:family="text">
      <style:text-properties fo:font-style="normal" style:text-underline-style="none" officeooo:rsid="001718ad" style:font-style-asian="normal" style:font-style-complex="normal"/>
    </style:style>
    <style:style style:name="T24" style:family="text">
      <style:text-properties fo:font-style="normal" style:text-underline-style="none" officeooo:rsid="0018d4c9" style:font-style-asian="normal" style:font-style-complex="normal"/>
    </style:style>
    <style:style style:name="T25" style:family="text">
      <style:text-properties fo:font-style="normal" style:text-underline-style="none" officeooo:rsid="001a3ed4" style:font-style-asian="normal" style:font-style-complex="normal"/>
    </style:style>
    <style:style style:name="T26" style:family="text">
      <style:text-properties fo:font-style="normal" style:text-underline-style="none" officeooo:rsid="001cab4f" style:font-style-asian="normal" style:font-style-complex="normal"/>
    </style:style>
    <style:style style:name="T27" style:family="text">
      <style:text-properties fo:font-style="normal" style:text-underline-style="none" officeooo:rsid="001e4822" style:font-style-asian="normal" style:font-style-complex="normal"/>
    </style:style>
    <style:style style:name="T28" style:family="text">
      <style:text-properties fo:font-style="normal" style:text-underline-style="none" officeooo:rsid="001fede4" style:font-style-asian="normal" style:font-style-complex="normal"/>
    </style:style>
    <style:style style:name="T29" style:family="text">
      <style:text-properties fo:font-style="normal" style:text-underline-style="none" officeooo:rsid="00247fe8" style:font-style-asian="normal" style:font-style-complex="normal"/>
    </style:style>
    <style:style style:name="T30" style:family="text">
      <style:text-properties fo:font-style="normal" style:text-underline-style="none" officeooo:rsid="00253962" style:font-style-asian="normal" style:font-style-complex="normal"/>
    </style:style>
    <style:style style:name="T31" style:family="text">
      <style:text-properties fo:font-style="normal" style:text-underline-style="none" officeooo:rsid="00262a52" style:font-style-asian="normal" style:font-style-complex="normal"/>
    </style:style>
    <style:style style:name="T32" style:family="text">
      <style:text-properties fo:font-style="normal" style:text-underline-style="none" officeooo:rsid="0026bdd9" style:font-style-asian="normal" style:font-style-complex="normal"/>
    </style:style>
    <style:style style:name="T33" style:family="text">
      <style:text-properties fo:font-style="normal" style:text-underline-style="none" officeooo:rsid="0026cd5e" style:font-style-asian="normal" style:font-style-complex="normal"/>
    </style:style>
    <style:style style:name="T34" style:family="text">
      <style:text-properties fo:font-style="normal" style:text-underline-style="none" officeooo:rsid="002297d8" style:font-size-asian="8.75pt" style:font-style-asian="normal" style:font-style-complex="normal"/>
    </style:style>
    <style:style style:name="T35" style:family="text">
      <style:text-properties fo:font-style="normal" style:font-style-asian="normal" style:font-style-complex="normal"/>
    </style:style>
    <style:style style:name="T3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style:text-underline-style="none"/>
    </style:style>
    <style:style style:name="T39" style:family="text">
      <style:text-properties style:text-underline-style="none" officeooo:rsid="0018d4c9"/>
    </style:style>
    <style:style style:name="T40" style:family="text">
      <style:text-properties fo:font-style="italic" style:text-underline-style="none" style:font-style-asian="italic" style:font-style-complex="italic"/>
    </style:style>
    <style:style style:name="T41" style:family="text">
      <style:text-properties style:text-line-through-style="none" style:text-line-through-type="none" fo:font-style="normal" style:text-underline-style="none" style:font-style-asian="normal" style:font-style-complex="normal"/>
    </style:style>
    <style:style style:name="T42" style:family="text">
      <style:text-properties style:text-line-through-style="none" style:text-line-through-type="none" fo:font-style="normal" style:text-underline-style="none" officeooo:rsid="0026cd5e" style:font-style-asian="normal" style:font-style-complex="normal"/>
    </style:style>
    <style:style style:name="T43" style:family="text">
      <style:text-properties style:text-line-through-style="none" style:text-line-through-type="none" fo:font-style="normal" style:font-style-asian="normal" style:font-style-complex="normal"/>
    </style:style>
    <style:style style:name="T44" style:family="text">
      <style:text-properties officeooo:rsid="001a3ed4"/>
    </style:style>
    <style:style style:name="T45" style:family="text">
      <style:text-properties officeooo:rsid="001bdfe1"/>
    </style:style>
    <style:style style:name="T46" style:family="text">
      <style:text-properties officeooo:rsid="001cab4f"/>
    </style:style>
    <style:style style:name="T47" style:family="text">
      <style:text-properties officeooo:rsid="0018d4c9"/>
    </style:style>
    <style:style style:name="T48" style:family="text">
      <style:text-properties officeooo:rsid="00247fe8"/>
    </style:style>
    <style:style style:name="T49" style:family="text">
      <style:text-properties officeooo:rsid="0026bdd9"/>
    </style:style>
    <style:style style:name="T50" style:family="text">
      <style:text-properties style:text-line-through-style="solid" style:text-line-through-type="single" fo:font-style="normal" style:text-underline-style="none" style:font-style-asian="normal" style:font-style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easts of Anthis</text:p>
      <text:p text:style-name="P8"/>
      <text:p text:style-name="P8">This is a starting list of creatures in a shorthand format for easy reference. Currently, these creatures are scaled for level 1-3 heroes. Most creatures here could be leveled up for tougher encounters.</text:p>
      <text:p text:style-name="P8"/>
      <text:p text:style-name="P47"/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p text:style-name="P50"><text:span text:style-name="T49">Bear</text:span>, <text:span text:style-name="T49">Starving</text:span></text:p>
          </table:table-cell>
          <table:table-cell table:style-name="Table18.B1" office:value-type="string">
            <text:p text:style-name="P47"><text:span text:style-name="T19">M</text:span><text:span text:style-name="T20"> </text:span><text:span text:style-name="T22">1</text:span><text:span text:style-name="T32">4</text:span><text:span text:style-name="T22">|</text:span><text:span text:style-name="T19">S</text:span><text:span text:style-name="T22"> 8|</text:span><text:span text:style-name="T19">R</text:span><text:span text:style-name="T22"> 8|</text:span><text:span text:style-name="T19">T</text:span><text:span text:style-name="T22"> 1</text:span><text:span text:style-name="T32">4</text:span><text:span text:style-name="T22">|</text:span><text:span text:style-name="T19">W</text:span><text:span text:style-name="T22"> </text:span><text:span text:style-name="T32">4</text:span><text:span text:style-name="T22">|</text:span><text:span text:style-name="T19">P</text:span><text:span text:style-name="T22"> 4|</text:span><text:span text:style-name="T19">C</text:span><text:span text:style-name="T22"> </text:span><text:span text:style-name="T32">4</text:span></text:p>
          </table:table-cell>
        </table:table-row>
        <table:table-row>
          <table:table-cell table:style-name="Table18.A2" office:value-type="string">
            <text:p text:style-name="P55"/>
          </table:table-cell>
          <table:table-cell table:style-name="Table18.B2" office:value-type="string">
            <text:p text:style-name="P57"><text:span text:style-name="T37">CV</text:span><text:span text:style-name="T1"> </text:span><text:span text:style-name="T11">11</text:span><text:span text:style-name="T1">|</text:span><text:span text:style-name="T37">mv</text:span><text:span text:style-name="T1"> </text:span><text:span text:style-name="T11">6</text:span><text:span text:style-name="T1">|</text:span><text:span text:style-name="T37">ini </text:span><text:span text:style-name="T13">-1</text:span><text:span text:style-name="T1">|</text:span><text:span text:style-name="T37">HP</text:span><text:span text:style-name="T1"> </text:span><text:span text:style-name="T11">25(6)</text:span><text:span text:style-name="T1">|</text:span><text:span text:style-name="T37">AV</text:span><text:span text:style-name="T1"> </text:span><text:span text:style-name="T11">1111</text:span><text:span text:style-name="T1">|</text:span><text:span text:style-name="T37">DG</text:span><text:span text:style-name="T1"> 2d</text:span><text:span text:style-name="T11">8</text:span></text:p>
          </table:table-cell>
        </table:table-row>
        <table:table-row>
          <table:table-cell table:style-name="Table18.A3" office:value-type="string">
            <text:p text:style-name="P55"/>
          </table:table-cell>
          <table:table-cell table:style-name="Table18.B3" office:value-type="string">
            <text:p text:style-name="P53"><text:span text:style-name="T35">Fight with Wild Abandon</text:span><text:span text:style-name="T22"> – -1 defense for +2 damage</text:span></text:p>
            <text:p text:style-name="P53"><text:span text:style-name="T35">Growl</text:span><text:span text:style-name="T22"> – All enemies roll power(14) or take </text:span><text:span text:style-name="T41">-1 attack and damage</text:span></text:p>
            <text:p text:style-name="P53"><text:span text:style-name="T43">Improved Charge</text:span><text:span text:style-name="T41"> – does not take penalty to hit when charging</text:span></text:p>
          </table:table-cell>
        </table:table-row>
      </table:table>
      <text:p text:style-name="P47"/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2">Beetle, Summoned</text:p>
          </table:table-cell>
          <table:table-cell table:style-name="Table12.B1" office:value-type="string">
            <text:p text:style-name="P8"><text:span text:style-name="T19">M</text:span><text:span text:style-name="T20"> </text:span><text:span text:style-name="T22">12|</text:span><text:span text:style-name="T19">S</text:span><text:span text:style-name="T22"> 8|</text:span><text:span text:style-name="T19">R</text:span><text:span text:style-name="T22"> 8|</text:span><text:span text:style-name="T19">T</text:span><text:span text:style-name="T22"> 16|</text:span><text:span text:style-name="T19">W</text:span><text:span text:style-name="T22"> 2|</text:span><text:span text:style-name="T19">P</text:span><text:span text:style-name="T22"> 4|</text:span><text:span text:style-name="T19">C</text:span><text:span text:style-name="T22"> 2</text:span></text:p>
          </table:table-cell>
        </table:table-row>
        <table:table-row>
          <table:table-cell table:style-name="Table12.A2" office:value-type="string">
            <text:p text:style-name="P15"/>
          </table:table-cell>
          <table:table-cell table:style-name="Table12.B2" office:value-type="string">
            <text:p text:style-name="P21"><text:span text:style-name="T37">CV</text:span><text:span text:style-name="T1"> 12|</text:span><text:span text:style-name="T37">mv</text:span><text:span text:style-name="T1"> 5|</text:span><text:span text:style-name="T37">ini </text:span><text:span text:style-name="T13">-1</text:span><text:span text:style-name="T1">|</text:span><text:span text:style-name="T37">HP</text:span><text:span text:style-name="T1"> 28(7)|</text:span><text:span text:style-name="T37">AV</text:span><text:span text:style-name="T1"> 3333|</text:span><text:span text:style-name="T37">DG</text:span><text:span text:style-name="T1"> 2d6</text:span></text:p>
          </table:table-cell>
        </table:table-row>
        <table:table-row>
          <table:table-cell table:style-name="Table12.A3" office:value-type="string">
            <text:p text:style-name="P15"/>
          </table:table-cell>
          <table:table-cell table:style-name="Table12.B3" office:value-type="string">
            <text:p text:style-name="P37"><text:span text:style-name="T35">Weak Spot</text:span><text:span text:style-name="T22"> – Attacks to the underside of this creature penetrate armor</text:span></text:p>
          </table:table-cell>
        </table:table-row>
      </table:table>
      <text:p text:style-name="P8"/>
      <text:p text:style-name="P10"/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4"><text:span text:style-name="T44">Centipede</text:span>, <text:span text:style-name="T45">Giant</text:span></text:p>
          </table:table-cell>
          <table:table-cell table:style-name="Table14.B1" office:value-type="string">
            <text:p text:style-name="P10"><text:span text:style-name="T19">M</text:span><text:span text:style-name="T20"> </text:span><text:span text:style-name="T25">4</text:span><text:span text:style-name="T22">|</text:span><text:span text:style-name="T19">S</text:span><text:span text:style-name="T22"> </text:span><text:span text:style-name="T25">10</text:span><text:span text:style-name="T22">|</text:span><text:span text:style-name="T19">R</text:span><text:span text:style-name="T22"> </text:span><text:span text:style-name="T25">10</text:span><text:span text:style-name="T22">|</text:span><text:span text:style-name="T19">T</text:span><text:span text:style-name="T22"> </text:span><text:span text:style-name="T25">6</text:span><text:span text:style-name="T22">|</text:span><text:span text:style-name="T19">W</text:span><text:span text:style-name="T22"> 2|</text:span><text:span text:style-name="T19">P</text:span><text:span text:style-name="T22"> </text:span><text:span text:style-name="T25">2</text:span><text:span text:style-name="T22">|</text:span><text:span text:style-name="T19">C</text:span><text:span text:style-name="T22"> 2</text:span></text:p>
          </table:table-cell>
        </table:table-row>
        <table:table-row>
          <table:table-cell table:style-name="Table14.A2" office:value-type="string">
            <text:p text:style-name="P17"/>
          </table:table-cell>
          <table:table-cell table:style-name="Table14.B2" office:value-type="string">
            <text:p text:style-name="P23"><text:span text:style-name="T37">CV</text:span><text:span text:style-name="T1"> </text:span><text:span text:style-name="T3">7</text:span><text:span text:style-name="T1">|</text:span><text:span text:style-name="T37">mv</text:span><text:span text:style-name="T1"> </text:span><text:span text:style-name="T3">7</text:span><text:span text:style-name="T1">|</text:span><text:span text:style-name="T37">ini </text:span><text:span text:style-name="T13">-1</text:span><text:span text:style-name="T1">|</text:span><text:span text:style-name="T37">HP</text:span><text:span text:style-name="T1"> </text:span><text:span text:style-name="T3">9(</text:span><text:span text:style-name="T5">3</text:span><text:span text:style-name="T3">)</text:span><text:span text:style-name="T1">|</text:span><text:span text:style-name="T37">AV</text:span><text:span text:style-name="T1"> </text:span><text:span text:style-name="T4">1111</text:span><text:span text:style-name="T1">|</text:span><text:span text:style-name="T37">DG</text:span><text:span text:style-name="T1"> </text:span><text:span text:style-name="T3">2d4-1</text:span></text:p>
          </table:table-cell>
        </table:table-row>
        <table:table-row>
          <table:table-cell table:style-name="Table14.A3" office:value-type="string">
            <text:p text:style-name="P17"/>
          </table:table-cell>
          <table:table-cell table:style-name="Table14.B3" office:value-type="string">
            <text:p text:style-name="P41">Envenomed<text:span text:style-name="T38"> – Toughness 14 or take extra 1d4 damage and chill</text:span><text:span text:style-name="T39">(1)</text:span></text:p>
            <text:p text:style-name="P41">Minion<text:span text:style-name="T38"> – Any damage that causes a wound kills this creature</text:span></text:p>
            <text:p text:style-name="P39"><text:span text:style-name="T35">Nimble</text:span><text:span text:style-name="T22"> – This creature is small and quick and gets +2 defense (def 9)</text:span></text:p>
          </table:table-cell>
        </table:table-row>
      </table:table>
      <text:p text:style-name="P10"/>
      <text:p text:style-name="P11"/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5"><text:span text:style-name="T44">Centipede</text:span>, <text:span text:style-name="T46">Shadow</text:span></text:p>
          </table:table-cell>
          <table:table-cell table:style-name="Table15.B1" office:value-type="string">
            <text:p text:style-name="P11"><text:span text:style-name="T19">M </text:span><text:span text:style-name="T26">8</text:span><text:span text:style-name="T22">|</text:span><text:span text:style-name="T19">S</text:span><text:span text:style-name="T22"> </text:span><text:span text:style-name="T26">10</text:span><text:span text:style-name="T22">|</text:span><text:span text:style-name="T19">R</text:span><text:span text:style-name="T22"> </text:span><text:span text:style-name="T26">12</text:span><text:span text:style-name="T22">|</text:span><text:span text:style-name="T19">T</text:span><text:span text:style-name="T22"> </text:span><text:span text:style-name="T26">10</text:span><text:span text:style-name="T22">|</text:span><text:span text:style-name="T19">W</text:span><text:span text:style-name="T22"> </text:span><text:span text:style-name="T26">4</text:span><text:span text:style-name="T22">|</text:span><text:span text:style-name="T19">P</text:span><text:span text:style-name="T22"> </text:span><text:span text:style-name="T26">8</text:span><text:span text:style-name="T22">|</text:span><text:span text:style-name="T19">C</text:span><text:span text:style-name="T22"> 2</text:span></text:p>
          </table:table-cell>
        </table:table-row>
        <table:table-row>
          <table:table-cell table:style-name="Table15.A2" office:value-type="string">
            <text:p text:style-name="P18"/>
          </table:table-cell>
          <table:table-cell table:style-name="Table15.B2" office:value-type="string">
            <text:p text:style-name="P24"><text:span text:style-name="T37">CV</text:span><text:span text:style-name="T1"> </text:span><text:span text:style-name="T4">10</text:span><text:span text:style-name="T1">|</text:span><text:span text:style-name="T37">mv</text:span><text:span text:style-name="T1"> </text:span><text:span text:style-name="T4">6</text:span><text:span text:style-name="T1">|</text:span><text:span text:style-name="T37">ini </text:span><text:span text:style-name="T15">0</text:span><text:span text:style-name="T1">|</text:span><text:span text:style-name="T37">HP</text:span><text:span text:style-name="T1"> </text:span><text:span text:style-name="T4">16(4)</text:span><text:span text:style-name="T1">|</text:span><text:span text:style-name="T37">AV</text:span><text:span text:style-name="T1"> </text:span><text:span text:style-name="T3">2222</text:span><text:span text:style-name="T1">|</text:span><text:span text:style-name="T37">DG</text:span><text:span text:style-name="T1"> </text:span><text:span text:style-name="T3">2d4</text:span><text:span text:style-name="T4">+1</text:span></text:p>
          </table:table-cell>
        </table:table-row>
        <table:table-row>
          <table:table-cell table:style-name="Table15.A3" office:value-type="string">
            <text:p text:style-name="P18"/>
          </table:table-cell>
          <table:table-cell table:style-name="Table15.B3" office:value-type="string">
            <text:p text:style-name="P42">Envenomed<text:span text:style-name="T38"> – Toughness 14 or take extra 1d4 damage and chill</text:span><text:span text:style-name="T39">(1)</text:span></text:p>
            <text:p text:style-name="P43">Molting<text:span text:style-name="T38"> – Spend inspiration to shed its skin and return 2d6 hits to itself</text:span></text:p>
            <text:p text:style-name="P43"><text:span text:style-name="T47">T</text:span>oxic Spray<text:span text:style-name="T38"> – Spend an inspiration to spray poison into all adjacent hexes (acts as the envenomed effect above)</text:span></text:p>
            <text:p text:style-name="P44"/>
          </table:table-cell>
        </table:table-row>
      </table:table>
      <text:p text:style-name="P14"/>
      <text:p text:style-name="P14"/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3">Minotaur</text:p>
          </table:table-cell>
          <table:table-cell table:style-name="Table13.B1" office:value-type="string">
            <text:p text:style-name="P9"><text:span text:style-name="T19">M</text:span><text:span text:style-name="T20"> </text:span><text:span text:style-name="T23">20</text:span><text:span text:style-name="T22">|</text:span><text:span text:style-name="T19">S</text:span><text:span text:style-name="T22"> </text:span><text:span text:style-name="T23">12</text:span><text:span text:style-name="T22">|</text:span><text:span text:style-name="T19">R</text:span><text:span text:style-name="T22"> 8|</text:span><text:span text:style-name="T19">T</text:span><text:span text:style-name="T22"> </text:span><text:span text:style-name="T23">30</text:span><text:span text:style-name="T22">|</text:span><text:span text:style-name="T19">W</text:span><text:span text:style-name="T22"> </text:span><text:span text:style-name="T23">8</text:span><text:span text:style-name="T22">|</text:span><text:span text:style-name="T19">P</text:span><text:span text:style-name="T22"> </text:span><text:span text:style-name="T23">12</text:span><text:span text:style-name="T22">|</text:span><text:span text:style-name="T19">C</text:span><text:span text:style-name="T22"> </text:span><text:span text:style-name="T23">6</text:span></text:p>
          </table:table-cell>
        </table:table-row>
        <table:table-row>
          <table:table-cell table:style-name="Table13.A2" office:value-type="string">
            <text:p text:style-name="P16"/>
          </table:table-cell>
          <table:table-cell table:style-name="Table13.B2" office:value-type="string">
            <text:p text:style-name="P22"><text:span text:style-name="T37">CV</text:span><text:span text:style-name="T1"> </text:span><text:span text:style-name="T2">18</text:span><text:span text:style-name="T1">|</text:span><text:span text:style-name="T37">mv</text:span><text:span text:style-name="T1"> </text:span><text:span text:style-name="T2">7</text:span><text:span text:style-name="T1">|</text:span><text:span text:style-name="T37">ini </text:span><text:span text:style-name="T14">+2</text:span><text:span text:style-name="T1">|</text:span><text:span text:style-name="T37">HP</text:span><text:span text:style-name="T1"> </text:span><text:span text:style-name="T2">44(11)</text:span><text:span text:style-name="T1">|</text:span><text:span text:style-name="T37">AV</text:span><text:span text:style-name="T1"> </text:span><text:span text:style-name="T2">2232</text:span><text:span text:style-name="T1">|</text:span><text:span text:style-name="T37">DG</text:span><text:span text:style-name="T1"> </text:span><text:span text:style-name="T2">2d10+2</text:span></text:p>
          </table:table-cell>
        </table:table-row>
        <table:table-row>
          <table:table-cell table:style-name="Table13.A3" office:value-type="string">
            <text:p text:style-name="P16"/>
          </table:table-cell>
          <table:table-cell table:style-name="Table13.B3" office:value-type="string">
            <text:p text:style-name="P38"><text:span text:style-name="T43">Block Breaker</text:span><text:span text:style-name="T41"> – If you block this enemy, he still hits on an 11-12</text:span></text:p>
            <text:p text:style-name="P38"><text:span text:style-name="T43">Gore</text:span><text:span text:style-name="T41"> – If the minotaur charges, he gets a seconds attack at 2d8</text:span></text:p>
            <text:p text:style-name="P38"><text:span text:style-name="T43">Shield Breaker</text:span><text:span text:style-name="T22"> – Breaks shields on 11-12</text:span></text:p>
            <text:p text:style-name="P38"><text:span text:style-name="T36">Tough SoB</text:span><text:span text:style-name="T22"> – Can spend inspiration to ignore wounds</text:span></text:p>
          </table:table-cell>
        </table:table-row>
      </table:table>
      <text:p text:style-name="P9"/>
      <text:p text:style-name="P49"><text:soft-page-break/></text:p>
      <table:table table:name="Table19" table:style-name="Table19">
        <table:table-column table:style-name="Table19.A"/>
        <table:table-column table:style-name="Table19.B"/>
        <table:table-row>
          <table:table-cell table:style-name="Table19.A1" office:value-type="string">
            <text:p text:style-name="P51">Ogre</text:p>
          </table:table-cell>
          <table:table-cell table:style-name="Table19.B1" office:value-type="string">
            <text:p text:style-name="P49"><text:span text:style-name="T19">M</text:span><text:span text:style-name="T20"> </text:span><text:span text:style-name="T33">18</text:span><text:span text:style-name="T22">|</text:span><text:span text:style-name="T19">S</text:span><text:span text:style-name="T22"> </text:span><text:span text:style-name="T23">1</text:span><text:span text:style-name="T33">0</text:span><text:span text:style-name="T22">|</text:span><text:span text:style-name="T19">R</text:span><text:span text:style-name="T22"> 8|</text:span><text:span text:style-name="T19">T</text:span><text:span text:style-name="T22"> </text:span><text:span text:style-name="T33">24</text:span><text:span text:style-name="T22">|</text:span><text:span text:style-name="T19">W</text:span><text:span text:style-name="T22"> </text:span><text:span text:style-name="T33">4</text:span><text:span text:style-name="T22">|</text:span><text:span text:style-name="T19">P</text:span><text:span text:style-name="T22"> </text:span><text:span text:style-name="T33">6</text:span><text:span text:style-name="T22">|</text:span><text:span text:style-name="T19">C</text:span><text:span text:style-name="T22"> </text:span><text:span text:style-name="T33">2</text:span></text:p>
          </table:table-cell>
        </table:table-row>
        <table:table-row>
          <table:table-cell table:style-name="Table19.A2" office:value-type="string">
            <text:p text:style-name="P56"/>
          </table:table-cell>
          <table:table-cell table:style-name="Table19.B2" office:value-type="string">
            <text:p text:style-name="P58"><text:span text:style-name="T37">CV</text:span><text:span text:style-name="T1"> </text:span><text:span text:style-name="T12">16</text:span><text:span text:style-name="T1">|</text:span><text:span text:style-name="T37">mv</text:span><text:span text:style-name="T1"> </text:span><text:span text:style-name="T12">6</text:span><text:span text:style-name="T1">|</text:span><text:span text:style-name="T37">ini </text:span><text:span text:style-name="T14">+</text:span><text:span text:style-name="T18">1</text:span><text:span text:style-name="T1">|</text:span><text:span text:style-name="T37">HP</text:span><text:span text:style-name="T1"> </text:span><text:span text:style-name="T12">35(9)</text:span><text:span text:style-name="T1">|</text:span><text:span text:style-name="T37">AV</text:span><text:span text:style-name="T1"> </text:span><text:span text:style-name="T12">1111</text:span><text:span text:style-name="T1">|</text:span><text:span text:style-name="T37">DG</text:span><text:span text:style-name="T1"> </text:span><text:span text:style-name="T2">2d</text:span><text:span text:style-name="T12">8+1</text:span></text:p>
          </table:table-cell>
        </table:table-row>
        <table:table-row>
          <table:table-cell table:style-name="Table19.A3" office:value-type="string">
            <text:p text:style-name="P56"/>
          </table:table-cell>
          <table:table-cell table:style-name="Table19.B3" office:value-type="string">
            <text:p text:style-name="P54"><text:span text:style-name="T43">Block Breaker</text:span><text:span text:style-name="T41"> – If you block this enemy, he still hits on a </text:span><text:span text:style-name="T42">12</text:span></text:p>
            <text:p text:style-name="P54"><text:span text:style-name="T43">Shield Breaker</text:span><text:span text:style-name="T22"> – Breaks shields on 12</text:span></text:p>
            <text:p text:style-name="P54"><text:span text:style-name="T36">Tough SoB</text:span><text:span text:style-name="T22"> – Can spend inspiration to ignore wounds</text:span></text:p>
          </table:table-cell>
        </table:table-row>
      </table:table>
      <text:p text:style-name="P49"/>
      <text:p text:style-name="P49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2">Rat, Giant</text:p>
          </table:table-cell>
          <table:table-cell table:style-name="Table8.B1" office:value-type="string">
            <text:p text:style-name="P8"><text:span text:style-name="T19">M</text:span><text:span text:style-name="T20"> </text:span><text:span text:style-name="T22">4|</text:span><text:span text:style-name="T19">S</text:span><text:span text:style-name="T22"> 12|</text:span><text:span text:style-name="T19">R</text:span><text:span text:style-name="T22"> 12|</text:span><text:span text:style-name="T19">T</text:span><text:span text:style-name="T22"> 4|</text:span><text:span text:style-name="T19">W</text:span><text:span text:style-name="T22"> 2|</text:span><text:span text:style-name="T19">P</text:span><text:span text:style-name="T22"> 4|</text:span><text:span text:style-name="T19">C</text:span><text:span text:style-name="T22"> 4</text:span></text:p>
          </table:table-cell>
        </table:table-row>
        <table:table-row>
          <table:table-cell table:style-name="Table8.A2" office:value-type="string">
            <text:p text:style-name="P15"/>
          </table:table-cell>
          <table:table-cell table:style-name="Table8.B2" office:value-type="string">
            <text:p text:style-name="P21"><text:span text:style-name="T37">CV</text:span><text:span text:style-name="T1"> 7|</text:span><text:span text:style-name="T37">mv</text:span><text:span text:style-name="T1"> 7|</text:span><text:span text:style-name="T37">ini </text:span><text:span text:style-name="T13">+2</text:span><text:span text:style-name="T1">|</text:span><text:span text:style-name="T37">HP</text:span><text:span text:style-name="T1"> 8(2)|</text:span><text:span text:style-name="T37">AV</text:span><text:span text:style-name="T1"> 0000|</text:span><text:span text:style-name="T37">DG</text:span><text:span text:style-name="T1"> 2d4</text:span></text:p>
          </table:table-cell>
        </table:table-row>
        <table:table-row>
          <table:table-cell table:style-name="Table8.A3" office:value-type="string">
            <text:p text:style-name="P15"/>
          </table:table-cell>
          <table:table-cell table:style-name="Table8.B3" office:value-type="string">
            <text:p text:style-name="P37"><text:span text:style-name="T35">Diseased</text:span><text:span text:style-name="T22"> – On a to-hit roll of 12, victim must save toughness 12 or become diseased(2/skill, charisma)</text:span></text:p>
            <text:p text:style-name="P37"><text:span text:style-name="T35">Nimble</text:span><text:span text:style-name="T22"> – This creature is small and quick and gets +2 defense (def 9)</text:span></text:p>
          </table:table-cell>
        </table:table-row>
      </table:table>
      <text:p text:style-name="P8"/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2">Serpent, Asp</text:p>
          </table:table-cell>
          <table:table-cell table:style-name="Table11.B1" office:value-type="string">
            <text:p text:style-name="P8"><text:span text:style-name="T19">M</text:span><text:span text:style-name="T20"> </text:span><text:span text:style-name="T22">4|</text:span><text:span text:style-name="T19">S</text:span><text:span text:style-name="T22"> 14|</text:span><text:span text:style-name="T19">R</text:span><text:span text:style-name="T22"> 14|</text:span><text:span text:style-name="T19">T</text:span><text:span text:style-name="T22"> 6|</text:span><text:span text:style-name="T19">W</text:span><text:span text:style-name="T22"> 2|</text:span><text:span text:style-name="T19">P</text:span><text:span text:style-name="T22"> 4|</text:span><text:span text:style-name="T19">C</text:span><text:span text:style-name="T22"> 4</text:span></text:p>
          </table:table-cell>
        </table:table-row>
        <table:table-row>
          <table:table-cell table:style-name="Table11.A2" office:value-type="string">
            <text:p text:style-name="P15"/>
          </table:table-cell>
          <table:table-cell table:style-name="Table11.B2" office:value-type="string">
            <text:p text:style-name="P21"><text:span text:style-name="T37">CV</text:span><text:span text:style-name="T1"> 11|</text:span><text:span text:style-name="T37">mv</text:span><text:span text:style-name="T1"> 6|</text:span><text:span text:style-name="T37">ini </text:span><text:span text:style-name="T13">+3</text:span><text:span text:style-name="T1">|</text:span><text:span text:style-name="T37">HP</text:span><text:span text:style-name="T1"> 0(3)|</text:span><text:span text:style-name="T37">AV</text:span><text:span text:style-name="T1"> 3333|</text:span><text:span text:style-name="T37">DG</text:span><text:span text:style-name="T1"> 1d4</text:span></text:p>
          </table:table-cell>
        </table:table-row>
        <table:table-row>
          <table:table-cell table:style-name="Table11.A3" office:value-type="string">
            <text:p text:style-name="P15"/>
          </table:table-cell>
          <table:table-cell table:style-name="Table11.B3" office:value-type="string">
            <text:p text:style-name="P27"><text:span text:style-name="T35">Envenomed</text:span><text:span text:style-name="T22"> – Toughness 14 or take extra 1d4 damage and chill</text:span><text:span text:style-name="T24">(1)</text:span></text:p>
            <text:p text:style-name="P40">Minion<text:span text:style-name="T38"> – Any damage that causes a wound kills this creature</text:span></text:p>
            <text:p text:style-name="P27"><text:span text:style-name="T35">Slither</text:span><text:span text:style-name="T22"> – Stealth 14, can move away after a sneak attack</text:span></text:p>
            <text:p text:style-name="P34"/>
          </table:table-cell>
        </table:table-row>
      </table:table>
      <text:p text:style-name="P8"/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2">Serpent, Giant</text:p>
          </table:table-cell>
          <table:table-cell table:style-name="Table10.B1" office:value-type="string">
            <text:p text:style-name="P8"><text:span text:style-name="T19">M</text:span><text:span text:style-name="T20"> </text:span><text:span text:style-name="T22">16|</text:span><text:span text:style-name="T19">S</text:span><text:span text:style-name="T22"> 12|</text:span><text:span text:style-name="T19">R</text:span><text:span text:style-name="T22"> 12|</text:span><text:span text:style-name="T19">T</text:span><text:span text:style-name="T22"> 20|</text:span><text:span text:style-name="T19">W</text:span><text:span text:style-name="T22"> 6|</text:span><text:span text:style-name="T19">P</text:span><text:span text:style-name="T22"> 14|</text:span><text:span text:style-name="T19">C</text:span><text:span text:style-name="T22"> 6</text:span></text:p>
          </table:table-cell>
        </table:table-row>
        <table:table-row>
          <table:table-cell table:style-name="Table10.A2" office:value-type="string">
            <text:p text:style-name="P15"/>
          </table:table-cell>
          <table:table-cell table:style-name="Table10.B2" office:value-type="string">
            <text:p text:style-name="P21"><text:span text:style-name="T37">CV</text:span><text:span text:style-name="T1"> 16|</text:span><text:span text:style-name="T37">mv</text:span><text:span text:style-name="T1"> 6|</text:span><text:span text:style-name="T37">ini </text:span><text:span text:style-name="T13">+1</text:span><text:span text:style-name="T1">|</text:span><text:span text:style-name="T37">HP</text:span><text:span text:style-name="T1"> 36(9)|</text:span><text:span text:style-name="T37">AV</text:span><text:span text:style-name="T1"> 4444|</text:span><text:span text:style-name="T37">DG</text:span><text:span text:style-name="T1"> 2d8</text:span></text:p>
          </table:table-cell>
        </table:table-row>
        <table:table-row>
          <table:table-cell table:style-name="Table10.A3" office:value-type="string">
            <text:p text:style-name="P15"/>
          </table:table-cell>
          <table:table-cell table:style-name="Table10.B3" office:value-type="string">
            <text:p text:style-name="P27"><text:span text:style-name="T35">Bleeder</text:span><text:span text:style-name="T22"> – Attacks have bleed</text:span><text:span text:style-name="T27">er</text:span><text:span text:style-name="T22">(4)</text:span></text:p>
            <text:p text:style-name="P27"><text:span text:style-name="T35">Envenomed</text:span><text:span text:style-name="T22"> – Toughness 14 or take extra 1d4 damage and chill(</text:span><text:span text:style-name="T27">2</text:span><text:span text:style-name="T22">)</text:span></text:p>
            <text:p text:style-name="P28"><text:span text:style-name="T35">Lunge</text:span><text:span text:style-name="T22"> – Attacks have reach(2)</text:span></text:p>
            <text:p text:style-name="P27"><text:span text:style-name="T35">Hypnotic Gaze</text:span><text:span text:style-name="T22"> – can hypnotize adjacent target who must save power 14</text:span></text:p>
            <text:p text:style-name="P27"><text:span text:style-name="T35">Slither</text:span><text:span text:style-name="T22"> – Stealth 12, can move away after a sneak attack</text:span></text:p>
            <text:p text:style-name="P34"/>
          </table:table-cell>
        </table:table-row>
      </table:table>
      <text:p text:style-name="P8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2">Serpent, Large</text:p>
          </table:table-cell>
          <table:table-cell table:style-name="Table9.B1" office:value-type="string">
            <text:p text:style-name="P8"><text:span text:style-name="T19">M</text:span><text:span text:style-name="T20"> </text:span><text:span text:style-name="T22">8|</text:span><text:span text:style-name="T19">S</text:span><text:span text:style-name="T22"> 14|</text:span><text:span text:style-name="T19">R</text:span><text:span text:style-name="T22"> 14|</text:span><text:span text:style-name="T19">T</text:span><text:span text:style-name="T22"> 12|</text:span><text:span text:style-name="T19">W</text:span><text:span text:style-name="T22"> 2|</text:span><text:span text:style-name="T19">P</text:span><text:span text:style-name="T22"> 4|</text:span><text:span text:style-name="T19">C</text:span><text:span text:style-name="T22"> 4</text:span></text:p>
          </table:table-cell>
        </table:table-row>
        <table:table-row>
          <table:table-cell table:style-name="Table9.A2" office:value-type="string">
            <text:p text:style-name="P15"/>
          </table:table-cell>
          <table:table-cell table:style-name="Table9.B2" office:value-type="string">
            <text:p text:style-name="P21"><text:span text:style-name="T37">CV</text:span><text:span text:style-name="T1"> 13|</text:span><text:span text:style-name="T37">mv</text:span><text:span text:style-name="T1"> 7|</text:span><text:span text:style-name="T37">ini </text:span><text:span text:style-name="T13">+2</text:span><text:span text:style-name="T1">|</text:span><text:span text:style-name="T37">HP</text:span><text:span text:style-name="T1"> 20(5)|</text:span><text:span text:style-name="T37">AV</text:span><text:span text:style-name="T1"> 3333|</text:span><text:span text:style-name="T37">DG</text:span><text:span text:style-name="T1"> 2d4</text:span></text:p>
          </table:table-cell>
        </table:table-row>
        <table:table-row>
          <table:table-cell table:style-name="Table9.A3" office:value-type="string">
            <text:p text:style-name="P15"/>
          </table:table-cell>
          <table:table-cell table:style-name="Table9.B3" office:value-type="string">
            <text:p text:style-name="P27"><text:span text:style-name="T35">Envenomed</text:span><text:span text:style-name="T22"> – Toughness 14 or take extra 1d4 damage and chill(</text:span><text:span text:style-name="T27">1</text:span><text:span text:style-name="T22">)</text:span></text:p>
            <text:p text:style-name="P28"><text:span text:style-name="T35">Lunge</text:span><text:span text:style-name="T22"> – Attacks have reach(1)</text:span></text:p>
            <text:p text:style-name="P27"><text:span text:style-name="T35">Slither</text:span><text:span text:style-name="T22"> – Stealth 14, can move away after a sneak attack</text:span></text:p>
            <text:p text:style-name="P34"/>
          </table:table-cell>
        </table:table-row>
      </table:table>
      <text:p text:style-name="P8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">Skeleton, Brittle</text:p>
          </table:table-cell>
          <table:table-cell table:style-name="Table4.B1" office:value-type="string">
            <text:p text:style-name="P8"><text:span text:style-name="T19">M</text:span><text:span text:style-name="T20"> </text:span><text:span text:style-name="T22">8|</text:span><text:span text:style-name="T19">S</text:span><text:span text:style-name="T22"> 12|</text:span><text:span text:style-name="T19">R</text:span><text:span text:style-name="T22"> 8|</text:span><text:span text:style-name="T19">T</text:span><text:span text:style-name="T22"> 8|</text:span><text:span text:style-name="T19">W</text:span><text:span text:style-name="T22"> 4|</text:span><text:span text:style-name="T19">P</text:span><text:span text:style-name="T22"> 0|</text:span><text:span text:style-name="T19">C</text:span><text:span text:style-name="T22"> 0</text:span></text:p>
          </table:table-cell>
        </table:table-row>
        <table:table-row>
          <table:table-cell table:style-name="Table4.A2" office:value-type="string">
            <text:p text:style-name="P15"/>
          </table:table-cell>
          <table:table-cell table:style-name="Table4.B2" office:value-type="string">
            <text:p text:style-name="P21"><text:span text:style-name="T37">CV</text:span><text:span text:style-name="T1"> 8|</text:span><text:span text:style-name="T37">mv</text:span><text:span text:style-name="T1"> 5|</text:span><text:span text:style-name="T37">ini </text:span><text:span text:style-name="T13">-4</text:span><text:span text:style-name="T1">|</text:span><text:span text:style-name="T37">HP</text:span><text:span text:style-name="T1"> 1(3)|</text:span><text:span text:style-name="T37">AV</text:span><text:span text:style-name="T1"> 0000|</text:span><text:span text:style-name="T37">DG</text:span><text:span text:style-name="T1"> 2d4</text:span></text:p>
          </table:table-cell>
        </table:table-row>
        <table:table-row>
          <table:table-cell table:style-name="Table4.A3" office:value-type="string">
            <text:p text:style-name="P15"/>
          </table:table-cell>
          <table:table-cell table:style-name="Table4.B3" office:value-type="string">
            <text:p text:style-name="P27"><text:span text:style-name="T35">Bony</text:span><text:span text:style-name="T22"> – Piercing, thrusting weapons do 1/2 damage except for head shots which do full</text:span></text:p>
            <text:p text:style-name="P27"><text:span text:style-name="T35">Mindless</text:span><text:span text:style-name="T22"> – Immune to mental attacks and </text:span><text:soft-page-break/><text:span text:style-name="T22">illusions</text:span></text:p>
            <text:p text:style-name="P40">Minion<text:span text:style-name="T38"> – Any damage that causes a wound kills this creature</text:span></text:p>
            <text:p text:style-name="P27"><text:span text:style-name="T35">Shield</text:span><text:span text:style-name="T22"> – Shield gives +1 defense (def 10)</text:span></text:p>
            <text:p text:style-name="P27"><text:span text:style-name="T35">Thrust</text:span><text:span text:style-name="T22"> – -1 to hit for pierce(2)</text:span></text:p>
            <text:p text:style-name="P34"/>
          </table:table-cell>
        </table:table-row>
      </table:table>
      <text:p text:style-name="P8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">Skeleton, Warrior</text:p>
          </table:table-cell>
          <table:table-cell table:style-name="Table5.B1" office:value-type="string">
            <text:p text:style-name="P8"><text:span text:style-name="T19">M</text:span><text:span text:style-name="T20"> </text:span><text:span text:style-name="T22">12|</text:span><text:span text:style-name="T19">S</text:span><text:span text:style-name="T22"> 14|</text:span><text:span text:style-name="T19">R</text:span><text:span text:style-name="T22"> 8|</text:span><text:span text:style-name="T19">T</text:span><text:span text:style-name="T22"> 12|</text:span><text:span text:style-name="T19">W</text:span><text:span text:style-name="T22"> 4|</text:span><text:span text:style-name="T19">P</text:span><text:span text:style-name="T22"> 0|</text:span><text:span text:style-name="T19">C</text:span><text:span text:style-name="T22"> 0</text:span></text:p>
          </table:table-cell>
        </table:table-row>
        <table:table-row>
          <table:table-cell table:style-name="Table5.A2" office:value-type="string">
            <text:p text:style-name="P15"/>
          </table:table-cell>
          <table:table-cell table:style-name="Table5.B2" office:value-type="string">
            <text:p text:style-name="P21"><text:span text:style-name="T37">CV</text:span><text:span text:style-name="T1"> 11|</text:span><text:span text:style-name="T37">mv</text:span><text:span text:style-name="T1"> 6|</text:span><text:span text:style-name="T37">ini </text:span><text:span text:style-name="T13">-2</text:span><text:span text:style-name="T1">|</text:span><text:span text:style-name="T37">HP</text:span><text:span text:style-name="T1"> 18(5)|</text:span><text:span text:style-name="T37">AV</text:span><text:span text:style-name="T1"> 0000|</text:span><text:span text:style-name="T37">DG</text:span><text:span text:style-name="T1"> 2d6</text:span></text:p>
          </table:table-cell>
        </table:table-row>
        <table:table-row>
          <table:table-cell table:style-name="Table5.A3" office:value-type="string">
            <text:p text:style-name="P15"/>
          </table:table-cell>
          <table:table-cell table:style-name="Table5.B3" office:value-type="string">
            <text:p text:style-name="P27"><text:span text:style-name="T35">Bony</text:span><text:span text:style-name="T22"> – Piercing, thrusting weapons do 1/2 damage except for head shots which do full</text:span></text:p>
            <text:p text:style-name="P27"><text:span text:style-name="T35">Mindless</text:span><text:span text:style-name="T22"> – Immune to mental attacks and illusions</text:span></text:p>
            <text:p text:style-name="P27"><text:span text:style-name="T35">Shield</text:span><text:span text:style-name="T22"> – Shield gives +1 defense (def 12)</text:span></text:p>
            <text:p text:style-name="P27"><text:span text:style-name="T35">Thrust</text:span><text:span text:style-name="T22"> -- -1 to hit for pierce(2)</text:span></text:p>
            <text:p text:style-name="P34"/>
          </table:table-cell>
        </table:table-row>
      </table:table>
      <text:p text:style-name="P8"/>
      <text:p text:style-name="P12"/>
      <text:p text:style-name="P12"/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6">Summoned Spirit, Water</text:p>
          </table:table-cell>
          <table:table-cell table:style-name="Table16.B1" office:value-type="string">
            <text:p text:style-name="P12"><text:span text:style-name="T19">M </text:span><text:span text:style-name="T34">9</text:span><text:span text:style-name="T22">|</text:span><text:span text:style-name="T19">S</text:span><text:span text:style-name="T22"> 1</text:span><text:span text:style-name="T28">0</text:span><text:span text:style-name="T22">|</text:span><text:span text:style-name="T19">R</text:span><text:span text:style-name="T22"> 8|</text:span><text:span text:style-name="T19">T</text:span><text:span text:style-name="T22"> </text:span><text:span text:style-name="T28">10</text:span><text:span text:style-name="T22">|</text:span><text:span text:style-name="T19">W</text:span><text:span text:style-name="T22"> </text:span><text:span text:style-name="T30">6</text:span><text:span text:style-name="T22">|</text:span><text:span text:style-name="T19">P</text:span><text:span text:style-name="T22"> </text:span><text:span text:style-name="T28">6</text:span><text:span text:style-name="T22">|</text:span><text:span text:style-name="T19">C</text:span><text:span text:style-name="T22"> </text:span><text:span text:style-name="T28">6</text:span></text:p>
          </table:table-cell>
        </table:table-row>
        <table:table-row>
          <table:table-cell table:style-name="Table16.A2" office:value-type="string">
            <text:p text:style-name="P19"/>
          </table:table-cell>
          <table:table-cell table:style-name="Table16.B2" office:value-type="string">
            <text:p text:style-name="P25"><text:span text:style-name="T37">CV</text:span><text:span text:style-name="T1"> </text:span><text:span text:style-name="T8">10</text:span><text:span text:style-name="T1">|</text:span><text:span text:style-name="T37">mv</text:span><text:span text:style-name="T1"> </text:span><text:span text:style-name="T6">4</text:span><text:span text:style-name="T1">|</text:span><text:span text:style-name="T37">ini </text:span><text:span text:style-name="T16">+2</text:span><text:span text:style-name="T1">|</text:span><text:span text:style-name="T37">HP</text:span><text:span text:style-name="T1"> </text:span><text:span text:style-name="T6">1</text:span><text:span text:style-name="T9">8</text:span><text:span text:style-name="T6">(</text:span><text:span text:style-name="T9">5</text:span><text:span text:style-name="T6">)</text:span><text:span text:style-name="T1">|</text:span><text:span text:style-name="T37">AV</text:span><text:span text:style-name="T1"> </text:span><text:span text:style-name="T6">2222</text:span><text:span text:style-name="T1">|</text:span><text:span text:style-name="T37">DG</text:span><text:span text:style-name="T1"> </text:span><text:span text:style-name="T7">d4+d6</text:span></text:p>
          </table:table-cell>
        </table:table-row>
        <table:table-row>
          <table:table-cell table:style-name="Table16.A3" office:value-type="string">
            <text:p text:style-name="P19"/>
          </table:table-cell>
          <table:table-cell table:style-name="Table16.B3" office:value-type="string">
            <text:p text:style-name="P29"><text:span text:style-name="T35">By Your Side</text:span><text:span text:style-name="T22"> – If this creature has an action, she can always interrupt and attack someone </text:span><text:span text:style-name="T29">moving to attack</text:span><text:span text:style-name="T22"> her master, and make a full move to do so. In addition, the caster can spend an inspiration to activate this power at any time; even when the creature has spent her action</text:span></text:p>
            <text:p text:style-name="P31"><text:span text:style-name="T35">Cautious Fighter</text:span><text:span text:style-name="T22"> – +1 defense (11)</text:span></text:p>
            <text:p text:style-name="P29"><text:span text:style-name="T35">Formless</text:span><text:span text:style-name="T22"> – No wounds except for KO or Shatter affects this creature</text:span></text:p>
            <text:p text:style-name="P29"><text:span text:style-name="T35">Phalanx</text:span><text:span text:style-name="T22"> – If this creature is beside her master, both get +1 defense </text:span><text:span text:style-name="T31">(12)</text:span></text:p>
            <text:p text:style-name="P35"/>
          </table:table-cell>
        </table:table-row>
      </table:table>
      <text:p text:style-name="P12"/>
      <text:p text:style-name="P13"/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7">Summoned Spirit, <text:span text:style-name="T48">Weeping</text:span></text:p>
          </table:table-cell>
          <table:table-cell table:style-name="Table17.B1" office:value-type="string">
            <text:p text:style-name="P13"><text:span text:style-name="T19">M </text:span><text:span text:style-name="T29">6</text:span><text:span text:style-name="T22">|</text:span><text:span text:style-name="T19">S</text:span><text:span text:style-name="T22"> </text:span><text:span text:style-name="T29">12</text:span><text:span text:style-name="T22">|</text:span><text:span text:style-name="T19">R</text:span><text:span text:style-name="T22"> </text:span><text:span text:style-name="T29">12</text:span><text:span text:style-name="T22">|</text:span><text:span text:style-name="T19">T</text:span><text:span text:style-name="T22"> </text:span><text:span text:style-name="T28">10</text:span><text:span text:style-name="T22">|</text:span><text:span text:style-name="T19">W</text:span><text:span text:style-name="T22"> </text:span><text:span text:style-name="T29">10</text:span><text:span text:style-name="T22">|</text:span><text:span text:style-name="T19">P</text:span><text:span text:style-name="T22"> </text:span><text:span text:style-name="T29">10</text:span><text:span text:style-name="T22">|</text:span><text:span text:style-name="T19">C</text:span><text:span text:style-name="T22"> </text:span><text:span text:style-name="T29">10</text:span></text:p>
          </table:table-cell>
        </table:table-row>
        <table:table-row>
          <table:table-cell table:style-name="Table17.A2" office:value-type="string">
            <text:p text:style-name="P20"/>
          </table:table-cell>
          <table:table-cell table:style-name="Table17.B2" office:value-type="string">
            <text:p text:style-name="P26"><text:span text:style-name="T37">CV</text:span><text:span text:style-name="T1"> </text:span><text:span text:style-name="T10">10</text:span><text:span text:style-name="T1">|</text:span><text:span text:style-name="T37">mv</text:span><text:span text:style-name="T1"> </text:span><text:span text:style-name="T8">6</text:span><text:span text:style-name="T1">|</text:span><text:span text:style-name="T37">ini </text:span><text:span text:style-name="T17">0</text:span><text:span text:style-name="T1">|</text:span><text:span text:style-name="T37">HP</text:span><text:span text:style-name="T1"> </text:span><text:span text:style-name="T8">18(5)</text:span><text:span text:style-name="T1">|</text:span><text:span text:style-name="T37">AV</text:span><text:span text:style-name="T1"> </text:span><text:span text:style-name="T6">2222</text:span><text:span text:style-name="T1">|</text:span><text:span text:style-name="T37">DG</text:span><text:span text:style-name="T1"> –</text:span></text:p>
          </table:table-cell>
        </table:table-row>
        <table:table-row>
          <table:table-cell table:style-name="Table17.A3" office:value-type="string">
            <text:p text:style-name="P20"/>
          </table:table-cell>
          <table:table-cell table:style-name="Table17.B3" office:value-type="string">
            <text:p text:style-name="P30"><text:span text:style-name="T35">Formless</text:span><text:span text:style-name="T22"> – No wounds except for KO or Shatter affects this creature</text:span></text:p>
            <text:p text:style-name="P33"><text:span text:style-name="T35">Pacifist</text:span><text:span text:style-name="T22"> – This creature will not attack</text:span></text:p>
            <text:p text:style-name="P32"><text:span text:style-name="T35">Shield of Water</text:span><text:span text:style-name="T22"> – All allies adjacent to this creature get +1 defense</text:span></text:p>
            <text:p text:style-name="P31"><text:span text:style-name="T35">Tears of Aquae</text:span><text:span text:style-name="T22"> – Allies adjacent to this creature can regenerate 1 hp/round, but only damage taken in this fight</text:span></text:p>
            <text:p text:style-name="P52"/>
            <text:p text:style-name="P36"/>
          </table:table-cell>
        </table:table-row>
      </table:table>
      <text:p text:style-name="P13"/>
      <text:p text:style-name="P12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">Theyd Captain</text:p>
          </table:table-cell>
          <table:table-cell table:style-name="Table3.B1" office:value-type="string">
            <text:p text:style-name="P8"><text:span text:style-name="T19">M</text:span><text:span text:style-name="T20"> </text:span><text:span text:style-name="T22">14|</text:span><text:span text:style-name="T19">S</text:span><text:span text:style-name="T22"> 12|</text:span><text:span text:style-name="T19">R</text:span><text:span text:style-name="T22"> 12|</text:span><text:span text:style-name="T19">T</text:span><text:span text:style-name="T22"> 14|</text:span><text:span text:style-name="T19">W</text:span><text:span text:style-name="T22"> 8|</text:span><text:span text:style-name="T19">P</text:span><text:span text:style-name="T22"> 8|</text:span><text:span text:style-name="T19">C</text:span><text:span text:style-name="T22"> 8</text:span></text:p>
          </table:table-cell>
        </table:table-row>
        <table:table-row>
          <table:table-cell table:style-name="Table3.A2" office:value-type="string">
            <text:p text:style-name="P15"/>
          </table:table-cell>
          <table:table-cell table:style-name="Table3.B2" office:value-type="string">
            <text:p text:style-name="P21"><text:span text:style-name="T37">CV</text:span><text:span text:style-name="T1"> 13|</text:span><text:span text:style-name="T37">mv</text:span><text:span text:style-name="T1"> 7|</text:span><text:span text:style-name="T37">ini</text:span><text:span text:style-name="T1"> +2|</text:span><text:span text:style-name="T37">HP</text:span><text:span text:style-name="T1"> 28(7)|</text:span><text:span text:style-name="T37">AV</text:span><text:span text:style-name="T1"> 2222|</text:span><text:span text:style-name="T37">DG</text:span><text:span text:style-name="T1"> 2d6+1</text:span></text:p>
          </table:table-cell>
        </table:table-row>
        <table:table-row>
          <table:table-cell table:style-name="Table3.A3" office:value-type="string">
            <text:p text:style-name="P15"/>
          </table:table-cell>
          <table:table-cell table:style-name="Table3.B3" office:value-type="string">
            <text:p text:style-name="P27">Bonus Block<text:span text:style-name="T38"> – Extra block/round</text:span></text:p>
            <text:p text:style-name="P27">Disarm(10)<text:span text:style-name="T38"> – High roll allows disarm</text:span></text:p>
            <text:p text:style-name="P27">Inspired<text:span text:style-name="T38"> – 3 inspiration, can use for allies</text:span></text:p>
            <text:p text:style-name="P27">Jagged<text:span text:style-name="T38"> – Attacks have </text:span><text:span text:style-name="T40">bleed(4)</text:span></text:p>
            <text:p text:style-name="P34"/>
          </table:table-cell>
        </table:table-row>
      </table:table>
      <text:p text:style-name="P8"><text:soft-page-break/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">Theyd Captor</text:p>
          </table:table-cell>
          <table:table-cell table:style-name="Table2.B1" office:value-type="string">
            <text:p text:style-name="P8"><text:span text:style-name="T19">M</text:span><text:span text:style-name="T20"> </text:span><text:span text:style-name="T22">12|</text:span><text:span text:style-name="T19">S</text:span><text:span text:style-name="T22"> 12|</text:span><text:span text:style-name="T19">R</text:span><text:span text:style-name="T22"> 12|</text:span><text:span text:style-name="T19">T</text:span><text:span text:style-name="T22"> 10|</text:span><text:span text:style-name="T19">W</text:span><text:span text:style-name="T22"> 8|</text:span><text:span text:style-name="T19">P</text:span><text:span text:style-name="T22"> 8|</text:span><text:span text:style-name="T19">C</text:span><text:span text:style-name="T22"> 8</text:span></text:p>
          </table:table-cell>
        </table:table-row>
        <table:table-row>
          <table:table-cell table:style-name="Table2.A2" office:value-type="string">
            <text:p text:style-name="P15"/>
          </table:table-cell>
          <table:table-cell table:style-name="Table2.B2" office:value-type="string">
            <text:p text:style-name="P21"><text:span text:style-name="T37">CV</text:span><text:span text:style-name="T1"> 11|</text:span><text:span text:style-name="T37">mv</text:span><text:span text:style-name="T1"> 6|</text:span><text:span text:style-name="T37">ini</text:span><text:span text:style-name="T1"> +1|</text:span><text:span text:style-name="T37">HP</text:span><text:span text:style-name="T1"> 20(5)|</text:span><text:span text:style-name="T37">AV</text:span><text:span text:style-name="T1"> 1111|</text:span><text:span text:style-name="T37">DG</text:span><text:span text:style-name="T1"> 2d4+1</text:span></text:p>
          </table:table-cell>
        </table:table-row>
        <table:table-row>
          <table:table-cell table:style-name="Table2.A3" office:value-type="string">
            <text:p text:style-name="P15"/>
          </table:table-cell>
          <table:table-cell table:style-name="Table2.B3" office:value-type="string">
            <text:p text:style-name="P27">Jagged<text:span text:style-name="T38"> – Attacks have </text:span><text:span text:style-name="T40">bleed(2)</text:span></text:p>
            <text:p text:style-name="P27">Net<text:span text:style-name="T38"> – Hit </text:span><text:span text:style-name="T40">entangles</text:span><text:span text:style-name="T38">, save Mus DL 12</text:span></text:p>
            <text:p text:style-name="P27">Skewer<text:span text:style-name="T38"> – Attacks on entangled foes </text:span><text:span text:style-name="T40">pierce(5)</text:span></text:p>
          </table:table-cell>
        </table:table-row>
      </table:table>
      <text:p text:style-name="P8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2">Theyd Minion</text:p>
          </table:table-cell>
          <table:table-cell table:style-name="Table6.B1" office:value-type="string">
            <text:p text:style-name="P8"><text:span text:style-name="T19">M</text:span><text:span text:style-name="T20"> </text:span><text:span text:style-name="T22">10|</text:span><text:span text:style-name="T19">S</text:span><text:span text:style-name="T22"> 12|</text:span><text:span text:style-name="T19">R</text:span><text:span text:style-name="T22"> 12|</text:span><text:span text:style-name="T19">T</text:span><text:span text:style-name="T22"> 10|</text:span><text:span text:style-name="T19">W</text:span><text:span text:style-name="T22"> 8|</text:span><text:span text:style-name="T19">P</text:span><text:span text:style-name="T22"> 8|</text:span><text:span text:style-name="T19">C</text:span><text:span text:style-name="T22"> 8</text:span></text:p>
          </table:table-cell>
        </table:table-row>
        <table:table-row>
          <table:table-cell table:style-name="Table6.A2" office:value-type="string">
            <text:p text:style-name="P15"/>
          </table:table-cell>
          <table:table-cell table:style-name="Table6.B2" office:value-type="string">
            <text:p text:style-name="P21"><text:span text:style-name="T37">CV</text:span><text:span text:style-name="T1"> 9|</text:span><text:span text:style-name="T37">mv</text:span><text:span text:style-name="T1"> 6|</text:span><text:span text:style-name="T37">ini</text:span><text:span text:style-name="T1"> 0|</text:span><text:span text:style-name="T37">HP</text:span><text:span text:style-name="T1"> 0(5)|</text:span><text:span text:style-name="T37">AV</text:span><text:span text:style-name="T1"> 0000|</text:span><text:span text:style-name="T37">DG</text:span><text:span text:style-name="T1"> 2d4+1</text:span></text:p>
          </table:table-cell>
        </table:table-row>
        <table:table-row>
          <table:table-cell table:style-name="Table6.A3" office:value-type="string">
            <text:p text:style-name="P45"/>
          </table:table-cell>
          <table:table-cell table:style-name="Table6.B3" office:value-type="string">
            <text:p text:style-name="P27">Minion<text:span text:style-name="T38"> – Any damage that causes a wound kills this creature</text:span></text:p>
          </table:table-cell>
        </table:table-row>
      </table:table>
      <text:p text:style-name="P8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Theyd Pirate</text:p>
          </table:table-cell>
          <table:table-cell table:style-name="Table1.B1" office:value-type="string">
            <text:p text:style-name="P8"><text:span text:style-name="T19">M</text:span><text:span text:style-name="T20"> </text:span><text:span text:style-name="T22">10|</text:span><text:span text:style-name="T19">S</text:span><text:span text:style-name="T22"> 12|</text:span><text:span text:style-name="T19">R</text:span><text:span text:style-name="T22"> 12|</text:span><text:span text:style-name="T19">T</text:span><text:span text:style-name="T22"> 10|</text:span><text:span text:style-name="T19">W</text:span><text:span text:style-name="T22"> 8|</text:span><text:span text:style-name="T19">P</text:span><text:span text:style-name="T22"> 8|</text:span><text:span text:style-name="T19">C</text:span><text:span text:style-name="T22"> 8</text:span></text:p>
          </table:table-cell>
        </table:table-row>
        <table:table-row>
          <table:table-cell table:style-name="Table1.A2" office:value-type="string">
            <text:p text:style-name="P15"/>
          </table:table-cell>
          <table:table-cell table:style-name="Table1.B2" office:value-type="string">
            <text:p text:style-name="P21"><text:span text:style-name="T37">CV</text:span><text:span text:style-name="T1"> 10|</text:span><text:span text:style-name="T37">mv</text:span><text:span text:style-name="T1"> 6|</text:span><text:span text:style-name="T37">ini</text:span><text:span text:style-name="T1"> 0|</text:span><text:span text:style-name="T37">HP</text:span><text:span text:style-name="T1"> 19(5)|</text:span><text:span text:style-name="T37">AV</text:span><text:span text:style-name="T1"> 0000|</text:span><text:span text:style-name="T37">DG</text:span><text:span text:style-name="T1"> 2d4+1</text:span></text:p>
          </table:table-cell>
        </table:table-row>
      </table:table>
      <text:p text:style-name="Standard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2">Theyd Thug</text:p>
          </table:table-cell>
          <table:table-cell table:style-name="Table7.B1" office:value-type="string">
            <text:p text:style-name="P8"><text:span text:style-name="T19">M</text:span><text:span text:style-name="T20"> </text:span><text:span text:style-name="T22">14|</text:span><text:span text:style-name="T19">S</text:span><text:span text:style-name="T22"> 10|</text:span><text:span text:style-name="T19">R</text:span><text:span text:style-name="T22"> 10|</text:span><text:span text:style-name="T19">T</text:span><text:span text:style-name="T22"> 14|</text:span><text:span text:style-name="T19">W</text:span><text:span text:style-name="T22"> 8|</text:span><text:span text:style-name="T19">P</text:span><text:span text:style-name="T22"> 8|</text:span><text:span text:style-name="T19">C</text:span><text:span text:style-name="T22"> 8</text:span></text:p>
          </table:table-cell>
        </table:table-row>
        <table:table-row>
          <table:table-cell table:style-name="Table7.A2" office:value-type="string">
            <text:p text:style-name="P15"/>
          </table:table-cell>
          <table:table-cell table:style-name="Table7.B2" office:value-type="string">
            <text:p text:style-name="P21"><text:span text:style-name="T37">CV</text:span><text:span text:style-name="T1"> 11|</text:span><text:span text:style-name="T37">mv</text:span><text:span text:style-name="T1"> 5|</text:span><text:span text:style-name="T37">ini</text:span><text:span text:style-name="T1"> 0|</text:span><text:span text:style-name="T37">HP</text:span><text:span text:style-name="T1"> 28(7)|</text:span><text:span text:style-name="T37">AV</text:span><text:span text:style-name="T1"> 1111|</text:span><text:span text:style-name="T37">DG</text:span><text:span text:style-name="T1"> 2d6+1</text:span></text:p>
          </table:table-cell>
        </table:table-row>
        <table:table-row>
          <table:table-cell table:style-name="Table7.A3" office:value-type="string">
            <text:p text:style-name="P15"/>
          </table:table-cell>
          <table:table-cell table:style-name="Table7.B3" office:value-type="string">
            <text:p text:style-name="P27">Wade In<text:span text:style-name="T38"> – </text:span><text:span text:style-name="T22">Make 1 hex move after attack if you stay in ZOC</text:span></text:p>
            <text:p text:style-name="P27"><text:span text:style-name="T35">Zone of Control</text:span><text:span text:style-name="T22"> – Count as 2 for purposes of engaging enemies</text:span></text:p>
            <text:p text:style-name="P3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Pericles" svg:font-family="Pericles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39M2S</meta:editing-duration>
    <meta:editing-cycles>27</meta:editing-cycles>
    <meta:generator>LibreOffice/6.1.3.2$Windows_X86_64 LibreOffice_project/86daf60bf00efa86ad547e59e09d6bb77c699acb</meta:generator>
    <dc:date>2018-12-17T22:05:19.237000000</dc:date>
    <meta:document-statistic meta:table-count="19" meta:image-count="0" meta:object-count="0" meta:page-count="4" meta:paragraph-count="116" meta:word-count="940" meta:character-count="5270" meta:non-whitespace-character-count="4389"/>
    <meta:user-defined meta:name="Info 1"/>
    <meta:user-defined meta:name="Info 2"/>
    <meta:user-defined meta:name="Info 3"/>
    <meta:user-defined meta:name="Info 4"/>
  </office:meta>
</office:document-meta>
</file>